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14.787cm"/>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5pt solid #000000"/>
    </style:style>
    <style:style style:name="P1" style:family="paragraph" style:parent-style-name="Standard">
      <style:text-properties officeooo:rsid="000e55cf" officeooo:paragraph-rsid="000e55cf"/>
    </style:style>
    <style:style style:name="P2" style:family="paragraph" style:parent-style-name="Standard">
      <style:text-properties officeooo:paragraph-rsid="0010610c"/>
    </style:style>
    <style:style style:name="P3" style:family="paragraph" style:parent-style-name="Table_20_Contents">
      <style:text-properties officeooo:paragraph-rsid="0010610c"/>
    </style:style>
    <style:style style:name="P4" style:family="paragraph" style:parent-style-name="Text_20_body">
      <style:text-properties officeooo:paragraph-rsid="0010610c"/>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officeooo:rsid="0020141f" officeooo:paragraph-rsid="0020141f"/>
    </style:style>
    <style:style style:name="P7" style:family="paragraph" style:parent-style-name="Table_20_Contents">
      <style:text-properties officeooo:rsid="0025c327" officeooo:paragraph-rsid="0025c327"/>
    </style:style>
    <style:style style:name="P8" style:family="paragraph" style:parent-style-name="Text_20_body" style:list-style-name="L1">
      <style:text-properties officeooo:rsid="000e55cf" officeooo:paragraph-rsid="000e55cf"/>
    </style:style>
    <style:style style:name="P9" style:family="paragraph" style:parent-style-name="Text_20_body" style:list-style-name="L2">
      <style:text-properties officeooo:paragraph-rsid="000e55cf"/>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5">
      <style:text-properties officeooo:rsid="00121c26" officeooo:paragraph-rsid="00121c26"/>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T1" style:family="text">
      <style:text-properties officeooo:rsid="00121c26"/>
    </style:style>
    <style:style style:name="T2" style:family="text">
      <style:text-properties officeooo:rsid="00155443"/>
    </style:style>
    <style:style style:name="T3" style:family="text">
      <style:text-properties officeooo:rsid="0016cf5b"/>
    </style:style>
    <style:style style:name="T4" style:family="text">
      <style:text-properties officeooo:rsid="0018c22d"/>
    </style:style>
    <style:style style:name="T5" style:family="text">
      <style:text-properties style:text-underline-style="solid" style:text-underline-width="auto" style:text-underline-color="font-color" fo:font-weight="bold" officeooo:rsid="0018c22d" style:font-weight-asian="bold" style:font-weight-complex="bold"/>
    </style:style>
    <style:style style:name="T6" style:family="text">
      <style:text-properties officeooo:rsid="001b05ea"/>
    </style:style>
    <style:style style:name="T7" style:family="text">
      <style:text-properties officeooo:rsid="001bfb21"/>
    </style:style>
    <style:style style:name="T8" style:family="text">
      <style:text-properties officeooo:rsid="001c8094"/>
    </style:style>
    <style:style style:name="T9" style:family="text">
      <style:text-properties officeooo:rsid="001e7ec6"/>
    </style:style>
    <style:style style:name="T10" style:family="text">
      <style:text-properties officeooo:rsid="0020141f"/>
    </style:style>
    <style:style style:name="T11" style:family="text">
      <style:text-properties officeooo:rsid="00214bc1"/>
    </style:style>
    <style:style style:name="T12" style:family="text">
      <style:text-properties officeooo:rsid="002252d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pan text:style-name="T5">25 Pysiological needs written in the perspective of 16 different emotions. </text:span><text:s/></text:p>
      <text:p text:style-name="P1"/>
      <text:list xml:id="list3969711984" text:style-name="L1">
        <text:list-item>
          <text:p text:style-name="P8">Food - You may need to have a balanced diet and adequate nutrition to maintain her physical health. She can get this by eating a variety of fruits, vegetables, whole grains, lean proteins, and healthy fats.</text:p>
        </text:list-item>
      </text:list>
      <table:table table:name="Table1" table:style-name="Table1">
        <table:table-column table:style-name="Table1.A"/>
        <table:table-row>
          <table:table-cell table:style-name="Table1.A1" office:value-type="string">
            <text:p text:style-name="Text_20_body">Angry: You may need to have a balanced diet and adequate nutrition to maintain her physical health, even when she's angry. She can take a break and prepare herself a nutritious meal to help calm her down and support her body.</text:p>
            <text:p text:style-name="Text_20_body">Very Angry: Despite feeling very angry, You may need to recognize that her body still needs proper nutrition to function. She can take a few deep breaths and try to find a healthy outlet for her anger, such as going for a run, before eating a balanced meal.</text:p>
            <text:p text:style-name="Text_20_body">Patient: You can recognize that taking care of her physical health through a balanced diet is a long-term commitment that requires patience. She can make a plan to gradually incorporate more nutritious foods into her diet and celebrate small victories along the way.</text:p>
            <text:p text:style-name="Text_20_body">Very Patient: You can continue to be patient with herself as she works towards maintaining a balanced diet and adequate nutrition. She can research healthy recipes and try new foods to keep herself motivated and engaged in the process.</text:p>
            <text:p text:style-name="Text_20_body">Sad: Even when feeling sad, You may need to prioritize her physical health by ensuring she eats </text:p>
            <text:p text:style-name="P2">a balanced diet. She can reach out to a friend for support or try to find joy in preparing a healthy and delicious meal.</text:p>
            <text:p text:style-name="P2"/>
            <text:p text:style-name="P4">Very Sad: When feeling very sad, You may struggle to find the motivation to take care of herself. However, she can remind herself that proper nutrition is an essential part of self-care and try to focus on easy-to-prepare nutritious meals.</text:p>
            <text:p text:style-name="P4">Happy: You can enjoy her happiness while still prioritizing her physical health through a balanced diet. She can celebrate with a healthy meal that includes her favorite fruits, vegetables, and lean proteins.</text:p>
            <text:p text:style-name="P4">Very Happy: You can continue to prioritize her physical health even in moments of extreme happiness. She can indulge in her favorite healthy foods and use her positive energy to motivate herself to maintain a balanced diet.</text:p>
            <text:p text:style-name="P4">Burned out: You may need to take a break and refuel her body with a balanced meal to combat burnout. She can prioritize rest and relaxation while also ensuring she is eating a variety of nutritious foods.</text:p>
            <text:p text:style-name="P4">Very Burned out: You can recognize that taking care of her physical health is especially important when feeling very burned out. She can reach out for support and prioritize simple, healthy meals that don't require much preparation.</text:p>
            <text:p text:style-name="P4">Ambitious: You can use her ambition to fuel her commitment to maintaining a balanced diet and adequate nutrition. She can set goals for herself and track her progress to stay motivated.</text:p>
            <text:p text:style-name="P4">Very Ambitious: You can continue to challenge herself to maintain a balanced diet and adequate nutrition while also pursuing her ambitious goals. She can prioritize her physical health to support <text:soft-page-break/>her energy and focus.</text:p>
            <text:p text:style-name="P4">In Love: You can share her commitment to a balanced diet with her partner and use cooking together as a bonding activity. She can try new healthy recipes and find joy in supporting each other's physical health.</text:p>
            <text:p text:style-name="P4">Much in Love: You can prioritize her own physical health while also supporting her partner's health by preparing nutritious meals together. She can find balance in her relationship and prioritize taking care of herself.</text:p>
            <text:p text:style-name="P4">Hate filled: When feeling hate-filled, You may struggle to find the motivation to take care of her physical health. However, she can remind herself that proper nutrition is an essential part of self-care and try to focus on easy-to-prepare nutritious meals.</text:p>
            <text:p text:style-name="P4">Very hate-filled: Despite feeling very hate-filled, You may need to recognize that her body still needs proper nutrition to function. She can take a few deep breaths and try to find a healthy outlet for her emotions before eating a balanced meal.</text:p>
            <text:p text:style-name="P3"/>
          </table:table-cell>
        </table:table-row>
      </table:table>
      <text:list xml:id="list2283682431" text:style-name="L2">
        <text:list-header>
          <text:p text:style-name="P9"/>
        </text:list-header>
      </text:list>
      <text:list xml:id="list1080068258" text:style-name="L3">
        <text:list-item>
          <text:p text:style-name="P10">Water - You needs to stay hydrated by drinking enough water throughout the day.</text:p>
        </text:list-item>
      </text:list>
      <table:table table:name="Table2" table:style-name="Table2">
        <table:table-column table:style-name="Table2.A"/>
        <table:table-row table:style-name="Table2.1">
          <table:table-cell table:style-name="Table2.A1" office:value-type="string">
            <text:p text:style-name="Text_20_body">Angry: It's important to drink enough water when feeling angry, as dehydration can exacerbate feelings of irritability and agitation. Staying hydrated can help you feel more clear-headed and in control.</text:p>
            <text:p text:style-name="Text_20_body">Very Angry: When feeling very angry, it's crucial to take care of yourself by drinking plenty of water. Hydration can help regulate your emotions and prevent you from acting impulsively.</text:p>
            <text:p text:style-name="Text_20_body">Patient: If you're feeling patient, it's still important to stay hydrated by drinking enough water throughout the day. This can help you maintain your focus and energy levels.</text:p>
            <text:p text:style-name="Text_20_body">Very Patient: Even if you're feeling very patient, it's still important to stay hydrated. Drinking enough water can help you stay grounded and centered, even in the face of challenges or frustrations.</text:p>
            <text:p text:style-name="Text_20_body">Sad: When feeling sad, it can be easy to neglect basic self-care, such as staying hydrated. However, drinking enough water can help boost your mood and prevent feelings of fatigue and lethargy.</text:p>
            <text:p text:style-name="Text_20_body">Very Sad: If you're feeling very sad, it's especially important to drink enough water to take care of yourself. Hydration can help prevent feelings of physical discomfort and help you feel more alert and clear-headed.</text:p>
            <text:p text:style-name="Text_20_body">Happy: Even when feeling happy, it's important to continue drinking enough water throughout the day. Staying hydrated can help you maintain your energy levels and prolong feelings of happiness.</text:p>
            <text:p text:style-name="Text_20_body">Very Happy: When feeling very happy, it can be easy to forget about basic self-care such as staying hydrated. However, drinking enough water can help prolong your positive feelings and prevent the onset of fatigue or other negative emotions.</text:p>
            <text:p text:style-name="Text_20_body">Burned out: If you're feeling burned out, it's important to drink enough water to help combat <text:soft-page-break/>feelings of fatigue and exhaustion. Hydration can also help improve cognitive function and overall well-being.</text:p>
            <text:p text:style-name="Text_20_body">Very Burned out: When feeling very burned out, it can be tempting to turn to unhealthy coping mechanisms. However, drinking enough water can help improve your physical and mental state, providing a foundation for more effective self-care.</text:p>
            <text:p text:style-name="Text_20_body">Ambitious: If you're feeling ambitious, it's important to maintain your energy levels by drinking enough water. Hydration can help improve cognitive function and prevent feelings of fatigue or burnout.</text:p>
            <text:p text:style-name="Text_20_body">Very Ambitious: When feeling very ambitious, it can be easy to neglect basic self-care such as staying hydrated. However, drinking enough water can help support your goals by improving focus and productivity.</text:p>
            <text:p text:style-name="Text_20_body">In Love: When feeling in love, it's important to take care of your physical and emotional well-being by staying hydrated. Drinking enough water can help regulate your mood and prevent physical discomfort.</text:p>
            <text:p text:style-name="Text_20_body">Much in Love: If you're feeling much in love, it's important to prioritize self-care, including staying hydrated. Hydration can help support your overall well-being and provide a foundation for continued positive feelings.</text:p>
            <text:p text:style-name="Text_20_body">Hate filled: If you're feeling hate-filled, it's crucial to take care of your physical health by drinking enough water. Dehydration can exacerbate negative emotions and lead to physical discomfort.</text:p>
            <text:p text:style-name="Text_20_body">Very hate filled: When feeling very hate-filled, it's important to prioritize your physical health by drinking enough water. Hydration can help regulate your emotions and prevent negative physical symptoms such as headaches or fatigue.</text:p>
            <text:p text:style-name="Table_20_Contents"/>
          </table:table-cell>
        </table:table-row>
      </table:table>
      <text:p text:style-name="Text_20_body"/>
      <text:list xml:id="list1983904688" text:style-name="L4">
        <text:list-item>
          <text:p text:style-name="P11">Sleep - You may need to get enough sleep to feel rested and rejuvenated. <text:span text:style-name="T1">You</text:span> can ensure this by establishing a regular sleep routine and creating a relaxing sleep environment.</text:p>
        </text:list-item>
      </text:list>
      <table:table table:name="Table3" table:style-name="Table3">
        <table:table-column table:style-name="Table3.A"/>
        <table:table-row>
          <table:table-cell table:style-name="Table3.A1" office:value-type="string">
            <text:p text:style-name="Text_20_body">Angry: If you're feeling angry, getting enough sleep is crucial to help regulate your emotions and prevent fatigue. Establishing a regular sleep routine and creating a relaxing sleep environment can help ensure you get the rest you need to feel more balanced and in control.</text:p>
            <text:p text:style-name="Text_20_body">Very Angry: When feeling very angry, it can be difficult to wind down and get enough sleep. However, making sleep a priority can help prevent you from acting impulsively or making decisions you may regret later.</text:p>
            <text:p text:style-name="Text_20_body">Patient: If you're feeling patient, getting enough sleep is still important to help maintain your overall well-being. Creating a consistent sleep routine and a relaxing sleep environment can help ensure you feel rested and rejuvenated each day.</text:p>
            <text:p text:style-name="Text_20_body">Very Patient: Even if you're feeling very patient, getting enough sleep is still crucial for your physical and mental health. Prioritizing sleep can help you maintain your positive attitude and improve your overall well-being.</text:p>
            <text:p text:style-name="Text_20_body">Sad: When feeling sad, getting enough sleep is important to help prevent feelings of fatigue and <text:soft-page-break/>lethargy. Establishing a regular sleep routine and creating a comfortable sleep environment can help ensure you get the rest you need to feel more energized and motivated.</text:p>
            <text:p text:style-name="Text_20_body">Very Sad: If you're feeling very sad, getting enough sleep can be even more challenging. However, prioritizing sleep can help improve your overall well-being and prevent feelings of physical discomfort or exhaustion.</text:p>
            <text:p text:style-name="Text_20_body">Happy: Even when feeling happy, getting enough sleep is important to help maintain your energy levels and prevent feelings of burnout. Creating a consistent sleep routine and a comfortable sleep environment can help ensure you feel rested and rejuvenated each day.</text:p>
            <text:p text:style-name="Text_20_body">Very Happy: When feeling very happy, it can be tempting to sacrifice sleep in favor of other activities. However, getting enough sleep can help prolong your positive feelings and prevent feelings of fatigue or burnout.</text:p>
            <text:p text:style-name="Text_20_body">Burned out: If you're feeling burned out, getting enough sleep is crucial to help prevent physical and emotional exhaustion. Creating a consistent sleep routine and a comfortable sleep environment can help ensure you get the rest you need to feel more balanced and rejuvenated.</text:p>
            <text:p text:style-name="Text_20_body">Very Burned out: When feeling very burned out, getting enough sleep can be challenging but is still crucial to your overall well-being. Prioritizing sleep can help improve your physical and mental state, providing a foundation for more effective self-care.</text:p>
            <text:p text:style-name="Text_20_body">Ambitious: If you're feeling ambitious, getting enough sleep is important to help maintain your focus and productivity. Establishing a regular sleep routine and a relaxing sleep environment can help ensure you get the rest you need to stay energized and motivated.</text:p>
            <text:p text:style-name="Text_20_body">Very Ambitious: When feeling very ambitious, it can be tempting to sacrifice sleep in favor of pursuing your goals. However, getting enough sleep is crucial to maintaining your focus and preventing feelings of burnout or exhaustion.</text:p>
            <text:p text:style-name="Text_20_body">In Love: When feeling in love, getting enough sleep is important to help maintain your physical and emotional well-being. Creating a consistent sleep routine and a comfortable sleep environment can help ensure you feel rested and rejuvenated each day.</text:p>
            <text:p text:style-name="Text_20_body">Much in Love: If you're feeling much in love, getting enough sleep is still crucial to your overall well-being. Prioritizing sleep can help improve your mood and energy levels, providing a foundation for continued positive feelings.</text:p>
            <text:p text:style-name="Text_20_body">Hate filled: If you're feeling hate-filled, getting enough sleep is important to help regulate your emotions and prevent physical discomfort. Establishing a regular sleep routine and a relaxing sleep environment can help ensure you get the rest you need to feel more balanced and in control.</text:p>
            <text:p text:style-name="Text_20_body">Very hate filled: When feeling very hate-filled, it can be difficult to wind down and get enough sleep. However, making sleep a priority can help improve your physical and mental state, providing a foundation for more effective self-care.</text:p>
          </table:table-cell>
        </table:table-row>
      </table:table>
      <text:list xml:id="list180028647093662" text:continue-numbering="true" text:style-name="L4">
        <text:list-header>
          <text:p text:style-name="P11"/>
        </text:list-header>
      </text:list>
      <text:list xml:id="list9153107" text:style-name="L5">
        <text:list-item>
          <text:p text:style-name="P12">Rest - You may need to take breaks and rest during the day to recharge her energy.</text:p>
        </text:list-item>
      </text:list>
      <table:table table:name="Table4" table:style-name="Table4">
        <table:table-column table:style-name="Table4.A"/>
        <table:table-row>
          <table:table-cell table:style-name="Table4.A1" office:value-type="string">
            <text:p text:style-name="Text_20_body">Angry: When feeling angry, taking breaks and resting can help you calm down and regain your <text:soft-page-break/>composure. It's important to listen to your body's signals and take time to recharge your energy.</text:p>
            <text:p text:style-name="Text_20_body">Very Angry: If you're feeling very angry, taking breaks and resting can be challenging, but it's still important to prioritize self-care. Even short breaks can help you feel more balanced and in control.</text:p>
            <text:p text:style-name="Text_20_body">Patient: When feeling patient, taking breaks and resting can help you maintain your positive attitude and prevent feelings of fatigue. Prioritizing rest can help you maintain your energy and stay focused on your goals.</text:p>
            <text:p text:style-name="Text_20_body">Very Patient: Even when feeling very patient, taking breaks and resting is still important to prevent burnout and maintain your overall well-being. Prioritizing self-care can help you continue to feel positive and motivated.</text:p>
            <text:p text:style-name="Text_20_body">Sad: When feeling sad, taking breaks and resting can help prevent feelings of physical and emotional exhaustion. It's important to listen to your body's needs and take time to recharge your energy throughout the day.</text:p>
            <text:p text:style-name="Text_20_body">Very Sad: If you're feeling very sad, taking breaks and resting can be challenging, but it's crucial to prioritize self-care. Resting can help improve your mood and provide a foundation for more effective self-care.</text:p>
            <text:p text:style-name="Text_20_body">Happy: Even when feeling happy, taking breaks and resting is important to prevent burnout and maintain your energy levels. Prioritizing rest can help you sustain your positive attitude and continue to feel motivated.</text:p>
            <text:p text:style-name="Text_20_body">Very Happy: When feeling very happy, it can be tempting to keep going and push yourself, but taking breaks and resting is still important to prevent burnout and maintain your overall well-being. Prioritizing self-care can help prolong your positive feelings and prevent feelings of fatigue.</text:p>
            <text:p text:style-name="Text_20_body">Burned out: If you're feeling burned out, taking breaks and resting is crucial to prevent physical and emotional exhaustion. Prioritizing rest can help you recharge your energy and regain your focus.</text:p>
            <text:p text:style-name="Text_20_body">Very Burned out: When feeling very burned out, taking breaks and resting can be challenging, but it's still important to prioritize self-care. Even short breaks can help you feel more balanced and in control.</text:p>
            <text:p text:style-name="Text_20_body">Ambitious: When feeling ambitious, taking breaks and resting can help you maintain your focus and prevent burnout. Prioritizing rest can help you sustain your energy levels and stay motivated.</text:p>
            <text:p text:style-name="Text_20_body">Very Ambitious: Even when feeling very ambitious, taking breaks and resting is important to prevent burnout and maintain your overall well-being. Prioritizing self-care can help you sustain your motivation and focus.</text:p>
            <text:p text:style-name="Text_20_body">In Love: When feeling in love, taking breaks and resting can help you maintain your emotional balance and prevent feelings of physical exhaustion. Prioritizing rest can help you recharge your energy and stay connected to your feelings.</text:p>
            <text:p text:style-name="Text_20_body">Much in Love: If you're feeling much in love, taking breaks and resting is still important to prevent burnout and maintain your overall well-being. Prioritizing self-care can help you continue to feel positive and connected.</text:p>
            <text:p text:style-name="Text_20_body">Hate filled: When feeling hate-filled, taking breaks and resting can help you calm down and regain <text:soft-page-break/>your emotional balance. It's important to listen to your body's signals and take time to recharge your energy throughout the day.</text:p>
            <text:p text:style-name="Text_20_body">Very hate filled: If you're feeling very hate-filled, taking breaks and resting can be challenging, but it's still important to prioritize self-care. Resting can help improve your mood and provide a foundation for more effective self-care.</text:p>
          </table:table-cell>
        </table:table-row>
      </table:table>
      <text:list xml:id="list180028993146510" text:continue-numbering="true" text:style-name="L5">
        <text:list-header>
          <text:p text:style-name="P13"/>
        </text:list-header>
      </text:list>
      <text:list xml:id="list2571378694" text:style-name="L6">
        <text:list-item>
          <text:p text:style-name="P14">Exercise - You may need regular physical activity to maintain her physical and mental health. She can achieve this by incorporating exercise into her daily routine.</text:p>
        </text:list-item>
      </text:list>
      <table:table table:name="Table5" table:style-name="Table5">
        <table:table-column table:style-name="Table5.A"/>
        <table:table-row>
          <table:table-cell table:style-name="Table5.A1" office:value-type="string">
            <text:p text:style-name="Text_20_body">Angry: When feeling angry, regular physical activity can help release pent-up energy and reduce feelings of frustration. Incorporating exercise into your routine can help you manage your emotions and maintain your overall health.</text:p>
            <text:p text:style-name="Text_20_body">Very Angry: If you're feeling very angry, physical activity may be challenging, but it can still be beneficial. Exercise can help you release tension and improve your mood, so it's important to find a way to incorporate it into your routine.</text:p>
            <text:p text:style-name="Text_20_body">Patient: When feeling patient, regular physical activity can help you maintain your positive attitude and prevent feelings of fatigue. Prioritizing exercise can help you maintain your energy and stay focused on your goals.</text:p>
            <text:p text:style-name="Text_20_body">Very Patient: Even when feeling very patient, regular physical activity is important to prevent physical and mental exhaustion. Incorporating exercise into your routine can help you maintain your overall health and well-being.</text:p>
            <text:p text:style-name="Text_20_body">Sad: When feeling sad, regular physical activity can help improve your mood and prevent feelings of physical exhaustion. It's important to listen to your body's needs and incorporate exercise into your routine as a way of caring for yourself.</text:p>
            <text:p text:style-name="Text_20_body">Very Sad: If you're feeling very sad, regular physical activity may be challenging, but it's still important to prioritize exercise as a way of maintaining your overall health and well-being. Even short bouts of activity can help improve your mood and energy levels.</text:p>
            <text:p text:style-name="Text_20_body">Happy: Even when feeling happy, regular physical activity is important to maintain your physical and mental health. Prioritizing exercise can help you sustain your positive attitude and prevent feelings of fatigue.</text:p>
            <text:p text:style-name="Text_20_body">Very Happy: When feeling very happy, regular physical activity can help prolong your positive feelings and prevent burnout. Incorporating exercise into your routine can help you maintain your energy and stay motivated.</text:p>
            <text:p text:style-name="Text_20_body">Burned out: If you're feeling burned out, regular physical activity can help you recharge your energy and regain your focus. Prioritizing exercise can help you maintain your physical and mental health and prevent feelings of exhaustion.</text:p>
            <text:p text:style-name="Text_20_body">Very Burned out: When feeling very burned out, regular physical activity may be challenging, but it's still important to prioritize exercise as a way of caring for yourself. Exercise can help improve your mood and provide a foundation for more effective self-care.</text:p>
            <text:p text:style-name="Text_20_body">Ambitious: When feeling ambitious, regular physical activity can help you maintain your focus <text:soft-page-break/>and sustain your energy levels. Prioritizing exercise can help you achieve your goals and maintain your overall health.</text:p>
            <text:p text:style-name="Text_20_body">Very Ambitious: Even when feeling very ambitious, regular physical activity is important to prevent burnout and maintain your overall well-being. Incorporating exercise into your routine can help you sustain your motivation and focus.</text:p>
            <text:p text:style-name="Text_20_body">In Love: When feeling in love, regular physical activity can help you maintain your physical and emotional health. Prioritizing exercise can help you stay connected to your feelings and maintain your overall well-being.</text:p>
            <text:p text:style-name="Text_20_body">Much in Love: If you're feeling much in love, regular physical activity is still important to maintain your physical and mental health. Incorporating exercise into your routine can help you stay connected to your feelings and maintain your overall well-being.</text:p>
            <text:p text:style-name="Text_20_body">Hate filled: When feeling hate-filled, regular physical activity can help release tension and improve your mood. Prioritizing exercise as a way of caring for yourself can help you manage your emotions and maintain your overall health.</text:p>
            <text:p text:style-name="Text_20_body">Very hate filled: If you're feeling very hate-filled, regular physical activity may be challenging, but it's still important to prioritize exercise as a way of caring for yourself. Exercise can help release tension and improve your mood, so it's important to find a way to incorporate it into your routine.</text:p>
          </table:table-cell>
        </table:table-row>
      </table:table>
      <text:p text:style-name="Text_20_body"/>
      <text:list xml:id="list3052292539" text:style-name="L7">
        <text:list-item>
          <text:p text:style-name="P15">Safety - You needs to feel safe and secure in <text:span text:style-name="T1">your</text:span> environment. <text:span text:style-name="T1">You</text:span> can achieve this by living in a safe neighborhood, having good locks on <text:span text:style-name="T1">your</text:span> doors and windows, and having a security system in place.</text:p>
        </text:list-item>
      </text:list>
      <table:table table:name="Table6" table:style-name="Table6">
        <table:table-column table:style-name="Table6.A"/>
        <table:table-row>
          <table:table-cell table:style-name="Table6.A1" office:value-type="string">
            <text:p text:style-name="Text_20_body">Angry: When feeling angry, it is important to ensure that you are in a safe and secure environment. You may need to take steps to remove yourself from any dangerous or threatening situations and seek help if necessary. It can also be helpful to practice relaxation techniques, such as deep breathing or meditation, to calm down and reduce feelings of anger.</text:p>
            <text:p text:style-name="Text_20_body">Very Angry: When feeling very angry, it may be difficult to think clearly and make rational decisions. However, it is still important to prioritize your safety and security. You may need to seek immediate help if you feel that you or someone else is in danger. Once you are in a safe environment, you can take steps to address the root cause of your anger and find healthy ways to cope with it.</text:p>
            <text:p text:style-name="Text_20_body">Patient: Even when feeling patient, it is important to prioritize your safety and security. You can ensure this by taking precautions such as locking your doors and windows, avoiding dangerous areas, and being aware of your surroundings. It can also be helpful to have a support system in place to help you feel safe and secure.</text:p>
            <text:p text:style-name="Text_20_body">Very Patient: When feeling very patient, you may be more likely to overlook potential safety risks in your environment. However, it is important to remain vigilant and take steps to ensure your safety, such as locking your doors and windows and avoiding dangerous areas. You can also take proactive measures, such as learning self-defense techniques, to increase your sense of safety and security.</text:p>
            <text:p text:style-name="Text_20_body"><text:soft-page-break/>Sad: When feeling sad, it is important to prioritize your safety and well-being. You may need to seek support from friends or family members to help you feel safe and secure. It can also be helpful to engage in activities that promote feelings of safety and comfort, such as spending time with loved ones or engaging in hobbies that you enjoy.</text:p>
            <text:p text:style-name="Text_20_body">Very Sad: When feeling very sad, it can be easy to feel vulnerable and unsafe. However, it is important to prioritize your safety and well-being. You may need to seek professional help or support from friends or family members to help you feel safe and secure. You can also take practical steps to increase your safety, such as installing a security system or seeking shelter in a safe environment.</text:p>
            <text:p text:style-name="Text_20_body">Happy: Even when feeling happy, it is important to prioritize your safety and security. You can ensure this by taking precautions such as locking your doors and windows, avoiding dangerous areas, and being aware of your surroundings. It can also be helpful to have a support system in place to help you feel safe and secure.</text:p>
            <text:p text:style-name="Text_20_body">Very Happy: When feeling very happy, it may be easy to overlook potential safety risks in your environment. However, it is important to remain vigilant and take steps to ensure your safety, such as locking your doors and windows and avoiding dangerous areas. You can also take proactive measures, such as learning self-defense techniques, to increase your sense of safety and security.</text:p>
            <text:p text:style-name="Text_20_body">Burned out: When feeling burned out, it can be easy to neglect your own safety and well-being. However, it is important to prioritize your safety and take steps to reduce stress and prevent burnout. This may include taking time off work, seeking support from friends or family members, and engaging in stress-reducing activities like exercise or meditation.</text:p>
            <text:p text:style-name="Text_20_body">Very Burned out: When feeling very burned out, it can be difficult to think clearly and make rational decisions. However, it is still important to prioritize your safety and take steps to reduce stress and prevent burnout. You may need to seek immediate help if you feel that you or someone else is in danger. Once you are in a safe environment, you can take steps to address the root causes of your burnout and find healthy ways to cope.</text:p>
            <text:p text:style-name="Text_20_body">Ambitious: As you strive for success and achieve your goals, it's important to maintain a sense of safety in your environment. You can achieve this by being cautious and aware of your surroundings, avoiding risky situations, and taking steps to secure your living and working spaces.</text:p>
            <text:p text:style-name="Text_20_body">Very Ambitious: With your high level of ambition, it's important to maintain a sense of safety and security in your environment. You can achieve this by taking steps to protect yourself, such as living in a safe neighborhood, securing your home and office with reliable locks and security systems, and being aware of potential risks and dangers in your surroundings.</text:p>
            <text:p text:style-name="Text_20_body">In Love: Feeling safe and secure is important in any relationship, and it's essential to maintain this sense of safety as you navigate the ups and downs of being in love. You can achieve this by setting healthy boundaries, communicating openly and honestly with your partner, and being aware of any red flags or warning signs that may indicate a lack of safety in your relationship.</text:p>
            <text:p text:style-name="Text_20_body">Much in Love: As your love for your partner deepens, it's important to maintain a sense of safety and security in your relationship. You can achieve this by building trust and open communication, setting healthy boundaries, and working together to create a supportive and nurturing environment that prioritizes each other's well-being.</text:p>
            <text:p text:style-name="Text_20_body"><text:soft-page-break/>Hate filled: In times of intense anger and hatred, it's easy to lose sight of the need for safety and security. However, it's important to remember that these needs are still essential for your well-being. You can achieve a sense of safety by removing yourself from dangerous situations, seeking support from trusted friends and family members, and taking steps to protect yourself and your loved ones.</text:p>
            <text:p text:style-name="Text_20_body">Very hate filled: In the midst of extreme hatred and anger, it can be difficult to prioritize your own safety and security. However, it's essential to remember that these needs are still important for your well-being. You can achieve a sense of safety by taking steps to protect yourself and your loved ones, such as seeking professional help, removing yourself from dangerous situations, and building a support network of trusted friends and family members.</text:p>
            <text:p text:style-name="Text_20_body"/>
          </table:table-cell>
        </table:table-row>
      </table:table>
      <text:list xml:id="list180028694480056" text:continue-numbering="true" text:style-name="L7">
        <text:list-header>
          <text:p text:style-name="P15"/>
        </text:list-header>
      </text:list>
      <text:list xml:id="list2181726160" text:style-name="L8">
        <text:list-item>
          <text:p text:style-name="P16">Cleanliness - You needs to maintain cleanliness to prevent illness and promote good health. She can achieve this by keeping her living space clean and hygienic.</text:p>
        </text:list-item>
      </text:list>
      <table:table table:name="Table7" table:style-name="Table7">
        <table:table-column table:style-name="Table7.A"/>
        <table:table-row>
          <table:table-cell table:style-name="Table7.A1" office:value-type="string">
            <text:p text:style-name="Text_20_body">Angry: Take deep breaths and channel the anger into productive cleaning. Cleanliness can be a healthy outlet for frustration and anger.</text:p>
            <text:p text:style-name="Text_20_body">Very Angry: Take a step back from the situation and focus on a small task that can help promote cleanliness, such as washing dishes or sweeping the floor. This can provide a sense of control and accomplishment.</text:p>
            <text:p text:style-name="Text_20_body">Patient: Set aside time each day to tidy up and maintain cleanliness. This can provide a sense of peace and order in the living space.</text:p>
            <text:p text:style-name="Text_20_body">Very Patient: Create a cleaning schedule and stick to it. This can provide a sense of structure and organization, and help maintain a consistently clean living space.</text:p>
            <text:p text:style-name="Text_20_body">Sad: Use cleaning as a way to lift your mood and feel a sense of accomplishment. Starting with small tasks and gradually increasing the level of cleaning can help improve motivation and self-esteem.</text:p>
            <text:p text:style-name="Text_20_body">Very Sad: Seek support from others to help with cleaning tasks. Surrounding yourself with a supportive community can make tasks feel more manageable and provide a sense of connection.</text:p>
            <text:p text:style-name="Text_20_body">Happy: Maintain cleanliness as a way to continue feeling good and positive. Cleaning can be a way to prolong happiness and maintain a positive mindset.</text:p>
            <text:p text:style-name="Text_20_body">Very Happy: Use cleaning as a way to express gratitude for the living space and take pride in maintaining it. This can enhance feelings of contentment and satisfaction.</text:p>
            <text:p text:style-name="Text_20_body">Burned out: Take breaks throughout the day to engage in cleaning tasks. This can help provide a sense of accomplishment and productivity without overwhelming the mind and body.</text:p>
            <text:p text:style-name="Text_20_body">Very Burned out: Seek support from friends or family to assist with cleaning tasks. This can help alleviate the burden of cleaning while promoting a sense of community and connection.</text:p>
            <text:p text:style-name="Text_20_body">Ambitious: Incorporate cleaning tasks into your daily routine and use it as a way to achieve daily goals. This can provide a sense of accomplishment and productivity.</text:p>
            <text:p text:style-name="Text_20_body"><text:soft-page-break/>Very Ambitious: Use cleaning tasks as a way to manage stress and maintain a sense of control. This can help maintain motivation and focus on achieving long-term goals.</text:p>
            <text:p text:style-name="Text_20_body">In Love: Maintain cleanliness as a way to show appreciation and care for the living space and those who share it. This can enhance feelings of love and connection.</text:p>
            <text:p text:style-name="Text_20_body">Much in Love: Use cleaning as a way to enhance the living space and create a comfortable and welcoming environment for those who share it. This can deepen feelings of love and connection.</text:p>
            <text:p text:style-name="Text_20_body">Hate filled: Use cleaning as a way to release negative emotions and channel them into productive tasks. This can provide a healthy outlet for anger and frustration while promoting cleanliness and hygiene.</text:p>
            <text:p text:style-name="Text_20_body">Very hate filled: Seek support from a therapist or counselor to address and manage negative emotions. In the meantime, use cleaning as a way to channel negative energy into productive tasks and promote cleanliness and hygiene</text:p>
          </table:table-cell>
        </table:table-row>
      </table:table>
      <text:p text:style-name="Text_20_body"/>
      <text:list xml:id="list3029750461" text:style-name="L9">
        <text:list-item>
          <text:p text:style-name="P17">Health care - You may need to have access to healthcare and regular checkups to maintain <text:span text:style-name="T2">your</text:span> physical health.</text:p>
        </text:list-item>
      </text:list>
      <table:table table:name="Table8" table:style-name="Table8">
        <table:table-column table:style-name="Table8.A"/>
        <table:table-row>
          <table:table-cell table:style-name="Table8.A1" office:value-type="string">
            <text:p text:style-name="Text_20_body">Angry: It's important to prioritize your health, even when feeling angry. You may need to seek out healthcare and schedule regular checkups to ensure that you're taking care of your physical well-being.</text:p>
            <text:p text:style-name="Text_20_body">Very Angry: Taking care of your health is essential, especially when feeling very angry. You may need to make sure that you have access to healthcare and schedule regular checkups to maintain your physical health and well-being.</text:p>
            <text:p text:style-name="Text_20_body">Patient: It's important to continue to prioritize your health and well-being, even when feeling patient. You may need to schedule regular checkups and have access to healthcare to ensure that you're taking care of your physical health.</text:p>
            <text:p text:style-name="Text_20_body">Very Patient: Being patient doesn't mean neglecting your physical health. You may need to prioritize access to healthcare and schedule regular checkups to ensure that you're taking care of yourself.</text:p>
            <text:p text:style-name="Text_20_body">Sad: Taking care of your physical health is crucial, especially when feeling sad. You may need to seek out healthcare and schedule regular checkups to ensure that you're taking care of your well-being.</text:p>
            <text:p text:style-name="Text_20_body">Very Sad: It's important to prioritize your physical health, even when feeling very sad. You may need to make sure that you have access to healthcare and schedule regular checkups to ensure that you're taking care of yourself.</text:p>
            <text:p text:style-name="Text_20_body">Happy: Prioritizing your physical health is essential, even when feeling happy. You may need to schedule regular checkups and have access to healthcare to ensure that you're taking care of yourself.</text:p>
            <text:p text:style-name="Text_20_body">Very Happy: Feeling happy doesn't mean neglecting your physical health. You may need to prioritize access to healthcare and schedule regular checkups to ensure that you're taking care of <text:soft-page-break/>your well-being.</text:p>
            <text:p text:style-name="Text_20_body">Burned out: Taking care of your physical health is crucial, especially when feeling burned out. You may need to seek out healthcare and schedule regular checkups to ensure that you're taking care of your well-being.</text:p>
            <text:p text:style-name="Text_20_body">Very Burned out: It's important to prioritize your physical health, even when feeling very burned out. You may need to make sure that you have access to healthcare and schedule regular checkups to ensure that you're taking care of yourself.</text:p>
            <text:p text:style-name="Text_20_body">Ambitious: Prioritizing your physical health is essential, even when feeling ambitious. You may need to schedule regular checkups and have access to healthcare to ensure that you're taking care of yourself.</text:p>
            <text:p text:style-name="Text_20_body">Very Ambitious: Being ambitious doesn't mean neglecting your physical health. You may need to prioritize access to healthcare and schedule regular checkups to ensure that you're taking care of your well-being.</text:p>
            <text:p text:style-name="Text_20_body">In Love: It's important to prioritize your physical health, even when feeling in love. You may need to seek out healthcare and schedule regular checkups to ensure that you're taking care of yourself and your partner.</text:p>
            <text:p text:style-name="Text_20_body">Much in Love: Prioritizing your physical health is crucial, even when feeling much in love. You may need to make sure that you have access to healthcare and schedule regular checkups to ensure that you're taking care of yourself and your partner.</text:p>
            <text:p text:style-name="Text_20_body">Hate filled: Taking care of your physical health is important, even when feeling hate-filled. You may need to seek out healthcare and schedule regular checkups to ensure that you're taking care of your well-being.</text:p>
            <text:p text:style-name="Text_20_body">Very hate filled: Prioritizing your physical health is essential, even when feeling very hate-filled. You may need to make sure that you have access to healthcare and schedule regular checkups to ensure that you're taking care of yourself.</text:p>
            <text:p text:style-name="Table_20_Contents"/>
          </table:table-cell>
        </table:table-row>
      </table:table>
      <text:list xml:id="list180028800459319" text:continue-numbering="true" text:style-name="L9">
        <text:list-header>
          <text:p text:style-name="P17"/>
        </text:list-header>
      </text:list>
      <text:list xml:id="list2387406999" text:style-name="L10">
        <text:list-item>
          <text:p text:style-name="P18">Mental health care - You may need access to mental health care and counseling to address the trauma <text:span text:style-name="T3">you</text:span> experienced.</text:p>
        </text:list-item>
      </text:list>
      <table:table table:name="Table9" table:style-name="Table9">
        <table:table-column table:style-name="Table9.A"/>
        <table:table-row>
          <table:table-cell table:style-name="Table9.A1" office:value-type="string">
            <text:p text:style-name="Text_20_body">Angry: If you are feeling angry, you may benefit from accessing mental health care and counseling to address any underlying issues or triggers that may be contributing to your anger.</text:p>
            <text:p text:style-name="Text_20_body">Very Angry: If you are feeling very angry, it is important to seek out mental health care and counseling to manage your intense emotions and learn effective coping strategies.</text:p>
            <text:p text:style-name="Text_20_body">Patient: If you are feeling patient, you may still benefit from accessing mental health care and counseling to address any underlying mental health issues or to learn new coping strategies.</text:p>
            <text:p text:style-name="Text_20_body">Very Patient: If you are feeling very patient, you may still want to consider accessing mental health care and counseling to maintain your positive mental health and to continue learning new strategies for coping with stress.</text:p>
            <text:p text:style-name="Text_20_body"><text:soft-page-break/>Sad: If you are feeling sad, you may need access to mental health care and counseling to address the root causes of your sadness and to learn new coping skills.</text:p>
            <text:p text:style-name="Text_20_body">Very Sad: If you are feeling very sad, it is important to seek out mental health care and counseling to address any underlying mental health issues and to receive support in managing your intense emotions.</text:p>
            <text:p text:style-name="Text_20_body">Happy: If you are feeling happy, it is still important to prioritize your mental health by accessing mental health care and counseling to maintain your positive outlook and to learn new strategies for coping with stress.</text:p>
            <text:p text:style-name="Text_20_body">Very Happy: If you are feeling very happy, it is still important to prioritize your mental health by accessing mental health care and counseling to maintain your positive mental health and to continue learning new strategies for coping with stress.</text:p>
            <text:p text:style-name="Text_20_body">Burned out: If you are feeling burned out, you may need access to mental health care and counseling to address any underlying mental health issues and to learn new strategies for managing stress and preventing burnout.</text:p>
            <text:p text:style-name="Text_20_body">Very Burned out: If you are feeling very burned out, it is important to seek out mental health care and counseling to manage your intense emotions and to receive support in preventing and managing burnout.</text:p>
            <text:p text:style-name="Text_20_body">Ambitious: If you are feeling ambitious, it is still important to prioritize your mental health by accessing mental health care and counseling to maintain your positive mental health and to learn new strategies for coping with stress.</text:p>
            <text:p text:style-name="Text_20_body">Very Ambitious: If you are feeling very ambitious, it is still important to prioritize your mental health by accessing mental health care and counseling to maintain your positive mental health and to receive support in managing stress and preventing burnout.</text:p>
            <text:p text:style-name="Text_20_body">In Love: If you are feeling in love, it is still important to prioritize your mental health by accessing mental health care and counseling to maintain your positive mental health and to learn new strategies for coping with stress in your relationship.</text:p>
            <text:p text:style-name="Text_20_body">Much in Love: If you are feeling much in love, it is still important to prioritize your mental health by accessing mental health care and counseling to maintain your positive mental health and to receive support in managing the challenges that can arise in relationships.</text:p>
            <text:p text:style-name="Text_20_body">Hate filled: If you are feeling hate filled, you may need access to mental health care and counseling to address the root causes of your intense emotions and to learn new coping skills.</text:p>
            <text:p text:style-name="Text_20_body">Very hate filled: If you are feeling very hate filled, it is important to seek out mental health care and counseling to manage your intense emotions and to receive support in addressing any underlying mental health issues.</text:p>
            <text:p text:style-name="Table_20_Contents"/>
          </table:table-cell>
        </table:table-row>
      </table:table>
      <text:list xml:id="list180027112654250" text:continue-numbering="true" text:style-name="L10">
        <text:list-header>
          <text:p text:style-name="P18"/>
        </text:list-header>
      </text:list>
      <text:list xml:id="list411035377" text:style-name="L11">
        <text:list-item>
          <text:p text:style-name="P19">Shelter - You needs a safe and comfortable place to live. <text:span text:style-name="T3">You</text:span> can achieve this by having a stable and secure home.</text:p>
        </text:list-item>
      </text:list>
      <table:table table:name="Table10" table:style-name="Table10">
        <table:table-column table:style-name="Table10.A"/>
        <table:table-row>
          <table:table-cell table:style-name="Table10.A1" office:value-type="string">
            <text:p text:style-name="Text_20_body">Angry: It is important to have a safe and comfortable place to live, even when feeling angry. <text:soft-page-break/>Consider finding a private and quiet space to cool down and regroup.</text:p>
            <text:p text:style-name="Text_20_body">Very Angry: When feeling very angry, it can be helpful to have a safe and comfortable place to retreat to. Consider finding a quiet and peaceful space where you can calm down and regain control.</text:p>
            <text:p text:style-name="Text_20_body">Patient: Having a stable and comfortable home is important for maintaining a sense of calm and patience. Ensure your home is well-organized and comfortable to meet your needs.</text:p>
            <text:p text:style-name="Text_20_body">Very Patient: When feeling very patient, it's important to have a safe and comfortable place to retreat to. Take the time to create a cozy and peaceful space where you can relax and unwind.</text:p>
            <text:p text:style-name="Text_20_body">Sad: It's important to have a safe and comfortable place to retreat to when feeling sad. Ensure your home is a warm and inviting space that makes you feel safe and comforted.</text:p>
            <text:p text:style-name="Text_20_body">Very Sad: When feeling very sad, it's important to have a safe and comfortable place to retreat to. Consider creating a cozy and inviting space where you can rest and find solace.</text:p>
            <text:p text:style-name="Text_20_body">Happy: Even when feeling happy, it's important to have a stable and secure home. Create a space that is joyful and reflects your positive mood.</text:p>
            <text:p text:style-name="Text_20_body">Very Happy: When feeling very happy, it's important to have a safe and comfortable place to celebrate and enjoy your positive emotions. Consider creating a space that is bright and cheerful to reflect your happiness.</text:p>
            <text:p text:style-name="Text_20_body">Burned out: When feeling burned out, having a stable and comfortable home is important to provide a sense of security and rest. Ensure your home is well-organized and clutter-free to promote relaxation and calm.</text:p>
            <text:p text:style-name="Text_20_body">Very Burned out: When feeling very burned out, it's important to have a safe and comfortable place to retreat to. Consider creating a peaceful and serene space where you can rest and rejuvenate.</text:p>
            <text:p text:style-name="Text_20_body">Ambitious: Having a stable and comfortable home is important for maintaining a sense of focus and drive. Ensure your home is organized and free from distractions to help you stay on track.</text:p>
            <text:p text:style-name="Text_20_body">Very Ambitious: When feeling very ambitious, it's important to have a safe and comfortable place to focus on your goals. Consider creating a space that is conducive to productivity and focus.</text:p>
            <text:p text:style-name="Text_20_body">In Love: Even when feeling in love, having a stable and secure home is important. Create a space that is romantic and intimate to reflect your positive emotions.</text:p>
            <text:p text:style-name="Text_20_body">Much in Love: When feeling much in love, it's important to have a safe and comfortable place to celebrate your relationship. Consider creating a cozy and romantic space where you can spend time together.</text:p>
            <text:p text:style-name="Text_20_body">Hate filled: When feeling hate-filled, having a stable and comfortable home can provide a sense of security and stability. Ensure your home is a peaceful and inviting space that helps you calm down and find a sense of balance.</text:p>
            <text:p text:style-name="Text_20_body">Very hate filled: When feeling very hate-filled, it's important to have a safe and comfortable place to retreat to. Consider creating a peaceful and calming space where you can manage your emotions and find a sense of relief.</text:p>
            <text:p text:style-name="Table_20_Contents"><text:soft-page-break/></text:p>
          </table:table-cell>
        </table:table-row>
      </table:table>
      <text:list xml:id="list180028170765818" text:continue-numbering="true" text:style-name="L11">
        <text:list-header>
          <text:p text:style-name="P19"/>
        </text:list-header>
      </text:list>
      <text:list xml:id="list1716336103" text:style-name="L12">
        <text:list-item>
          <text:p text:style-name="P20">Clothing - You needs appropriate clothing for <text:span text:style-name="T4">your</text:span> climate and lifestyle.</text:p>
        </text:list-item>
      </text:list>
      <table:table table:name="Table11" table:style-name="Table11">
        <table:table-column table:style-name="Table11.A"/>
        <table:table-row>
          <table:table-cell table:style-name="Table11.A1" office:value-type="string">
            <text:p text:style-name="Text_20_body">Angry: Take a moment to calm down and assess your current clothing. If you find that you're wearing clothing that's too tight or uncomfortable, changing into something more comfortable may help ease your anger.</text:p>
            <text:p text:style-name="Text_20_body">Very Angry: Try engaging in physical activity or exercise that requires you to wear comfortable clothing. This can help distract from your anger and also provide an outlet for your emotions.</text:p>
            <text:p text:style-name="Text_20_body">Patient: Take some time to evaluate your current wardrobe and consider if you have any gaps in your clothing collection. If so, make a list of what you need and take time to shop for clothing that fits well and feels comfortable.</text:p>
            <text:p text:style-name="Text_20_body">Very Patient: Make sure you have clothing that fits the demands of your daily routine, whether it's for work or leisure. Consider investing in high-quality clothing that will last longer and provide the necessary comfort.</text:p>
            <text:p text:style-name="Text_20_body">Sad: Wearing clothing that makes you feel good and comfortable can help lift your mood. Take some time to pamper yourself and buy a new outfit or two that makes you feel confident and happy.</text:p>
            <text:p text:style-name="Text_20_body">Very Sad: Sometimes when feeling sad, the motivation to dress up can be low. However, getting dressed and putting on something that feels comfortable and aesthetically pleasing can be a small step towards feeling better.</text:p>
            <text:p text:style-name="Text_20_body">Happy: Enjoy your happiness and express yourself through your clothing choices. Wear something that makes you feel good and allows you to express your personality.</text:p>
            <text:p text:style-name="Text_20_body">Very Happy: Embrace your joy and consider treating yourself to a new outfit or accessory that enhances your happiness and helps you celebrate.</text:p>
            <text:p text:style-name="Text_20_body">Burned out: When feeling burned out, comfortable clothing can help provide some relief. Ensure you have clothing that feels comfortable and allows you to rest and recharge.</text:p>
            <text:p text:style-name="Text_20_body">Very Burned out: Similar to feeling burned out, take the time to wear comfortable clothing that supports rest and relaxation. You can consider investing in items like loungewear or athleisure that provide comfort and flexibility.</text:p>
            <text:p text:style-name="Text_20_body">Ambitious: Dressing for success can be important when feeling ambitious. Make sure you have professional clothing that reflects your ambitions and allows you to feel confident and capable.</text:p>
            <text:p text:style-name="Text_20_body">Very Ambitious: As someone with high ambitions, it's important to dress in a way that aligns with your goals. Consider investing in professional clothing that is tailored and fits well, which can help you feel more confident and capable.</text:p>
            <text:p text:style-name="Text_20_body">In Love: Dressing up for your loved ones can be a fun and exciting way to express your affection. Consider dressing in something that your partner finds attractive or planning a surprise outfit.</text:p>
            <text:p text:style-name="Text_20_body">Much in Love: When in love, feeling good about yourself can be important. Make sure you have clothing that makes you feel attractive and confident, whether it's something sexy or comfortable.</text:p>
            <text:p text:style-name="Text_20_body"><text:soft-page-break/>Hate filled: If you're feeling hate-filled, it's important to find ways to calm down and regulate your emotions. Wearing comfortable clothing that doesn't restrict movement can be helpful in releasing pent-up energy and calming down.</text:p>
            <text:p text:style-name="Text_20_body">Very hate filled: In the midst of intense hatred, it may be difficult to focus on anything else. However, putting on comfortable and practical clothing can help ground you and provide some stability.</text:p>
            <text:p text:style-name="Table_20_Contents"/>
          </table:table-cell>
        </table:table-row>
      </table:table>
      <text:list xml:id="list180027273657051" text:continue-numbering="true" text:style-name="L12">
        <text:list-header>
          <text:p text:style-name="P20"/>
        </text:list-header>
      </text:list>
      <text:list xml:id="list647018577" text:style-name="L13">
        <text:list-item>
          <text:p text:style-name="P21">Personal hygiene - You need to maintain personal hygiene to prevent illness and promote good health.</text:p>
        </text:list-item>
      </text:list>
      <table:table table:name="Table12" table:style-name="Table12">
        <table:table-column table:style-name="Table12.A"/>
        <table:table-row>
          <table:table-cell table:style-name="Table12.A1" office:value-type="string">
            <text:p text:style-name="Text_20_body">Angry: When feeling angry, it can be easy to neglect personal hygiene. However, it is important to remember that maintaining personal hygiene is essential for good health. Take some time to focus on personal hygiene, such as taking a shower, brushing your teeth, and washing your hands. This will help you feel refreshed and better able to handle your anger.</text:p>
            <text:p text:style-name="Text_20_body">Very Angry: When feeling very angry, it can be challenging to take care of yourself. However, it is crucial to maintain personal hygiene to prevent illness and promote good health. Take some time to focus on your personal hygiene, such as taking a shower, brushing your teeth, and washing your hands. This will help you feel refreshed and better able to manage your anger.</text:p>
            <text:p text:style-name="Text_20_body">Patient: When feeling patient, it is essential to continue to maintain good personal hygiene. This can be done by taking regular showers, brushing your teeth, and washing your hands. Taking care of your personal hygiene will help you feel refreshed and ready to face any challenges that come your way.</text:p>
            <text:p text:style-name="Text_20_body">Very Patient: When feeling very patient, it is crucial to continue to maintain good personal hygiene. This can be done by taking regular showers, brushing your teeth, and washing your hands. Taking care of your personal hygiene will help you feel refreshed and ready to face any challenges that come your way.</text:p>
            <text:p text:style-name="Text_20_body">Sad: When feeling sad, it can be easy to neglect personal hygiene. However, maintaining good personal hygiene is crucial for your mental and physical health. Take some time to focus on personal hygiene, such as taking a shower, brushing your teeth, and washing your face. This will help you feel refreshed and better able to manage your sadness.</text:p>
            <text:p text:style-name="Text_20_body">Very Sad: When feeling very sad, it is essential to take care of yourself, including maintaining good personal hygiene. This can be done by taking regular showers, brushing your teeth, and washing your face. Taking care of your personal hygiene will help you feel refreshed and better able to cope with your sadness.</text:p>
            <text:p text:style-name="Text_20_body">Happy: When feeling happy, it is easy to forget about personal hygiene. However, maintaining good personal hygiene is crucial for your overall health and wellbeing. Take some time to focus on personal hygiene, such as taking a shower, brushing your teeth, and washing your hands. This will help you maintain your happiness and well-being.</text:p>
            <text:p text:style-name="Text_20_body">Very Happy: When feeling very happy, it is easy to forget about personal hygiene. However, maintaining good personal hygiene is crucial for your overall health and wellbeing. Take some <text:soft-page-break/>time to focus on personal hygiene, such as taking a shower, brushing your teeth, and washing your hands. This will help you maintain your happiness and well-being.</text:p>
            <text:p text:style-name="Text_20_body">Burned out: When feeling burned out, it can be challenging to take care of yourself, including personal hygiene. However, maintaining good personal hygiene is crucial for your physical and mental health. Take some time to focus on personal hygiene, such as taking a shower, brushing your teeth, and washing your hands. This will help you feel refreshed and better able to cope with burnout.</text:p>
            <text:p text:style-name="Text_20_body">Very Burned out: When feeling very burned out, it is crucial to take care of yourself, including maintaining good personal hygiene. This can be done by taking regular showers, brushing your teeth, and washing your hands. Taking care of your personal hygiene will help you feel refreshed and better able to cope with the challenges of burnout.</text:p>
            <text:p text:style-name="Text_20_body">Ambitious: When feeling ambitious, it can be easy to overlook personal hygiene. However, maintaining good personal hygiene is crucial for your overall health and wellbeing. Take some time to focus on personal hygiene, such as taking a shower, brushing your teeth, and washing your hands. This will help you maintain your energy and focus as you pursue your ambitions.</text:p>
            <text:p text:style-name="Text_20_body">Very Ambitious: You need to maintain good personal hygiene to be taken seriously and make a good impression on potential business partners or investors. This can be achieved by establishing a daily routine for personal grooming and cleanliness.</text:p>
            <text:p text:style-name="Text_20_body">In Love: You need to maintain good personal hygiene to keep your partner attracted to you and maintain a healthy relationship. This can be achieved by establishing a regular routine for personal grooming, such as showering daily and keeping your teeth clean and breath fresh.</text:p>
            <text:p text:style-name="Text_20_body">Much in Love: You need to maintain good personal hygiene to show your partner that you care about yourself and your relationship. This can be achieved by establishing a regular routine for personal grooming and cleanliness, such as showering daily, brushing your teeth twice a day, and wearing clean clothes.</text:p>
            <text:p text:style-name="Text_20_body">Hate filled: You may have a tendency to neglect personal hygiene when filled with hate, but it is important to maintain good hygiene to prevent illness and promote good health. This can be achieved by establishing a daily routine for personal grooming and cleanliness, even if it feels difficult or uncomfortable.</text:p>
            <text:p text:style-name="Table_20_Contents"/>
          </table:table-cell>
        </table:table-row>
      </table:table>
      <text:list xml:id="list180027787276759" text:continue-numbering="true" text:style-name="L13">
        <text:list-header>
          <text:p text:style-name="P21"/>
        </text:list-header>
      </text:list>
      <text:list xml:id="list1266481270" text:style-name="L14">
        <text:list-item>
          <text:p text:style-name="P22">Sexuality - You may have sexual needs and desires that require attention and fulfillment.</text:p>
        </text:list-item>
      </text:list>
      <table:table table:name="Table13" table:style-name="Table13">
        <table:table-column table:style-name="Table13.A"/>
        <table:table-row>
          <table:table-cell table:style-name="Table13.A1" office:value-type="string">
            <text:p text:style-name="Text_20_body">Angry: Channel your anger into physical activity like exercise or sports, or try relaxation techniques like deep breathing or meditation to release tension and clear your mind. Once you have calmed down, consider connecting with a trusted partner or seeking out a safe and consensual sexual encounter to satisfy your sexual desires.</text:p>
            <text:p text:style-name="Text_20_body">Very Angry: When you are feeling very angry, it can be helpful to take some time alone to cool off and process your emotions before engaging in sexual activity. Consider expressing your anger through physical activity or creative outlets, and when you are ready, connect with a partner who <text:soft-page-break/>respects your boundaries and can help you feel safe and comfortable.</text:p>
            <text:p text:style-name="Text_20_body">Patient: Take your time to explore your sexual desires and find a partner who shares your interests and values. Communicate openly and honestly with your partner to establish trust and respect, and make sure to prioritize consent and safety in all sexual encounters.</text:p>
            <text:p text:style-name="Text_20_body">Very Patient: As someone who is very patient, you may enjoy taking a slow and deliberate approach to exploring your sexuality. Take the time to learn about your own desires and preferences, and seek out partners who share your interest in exploration and experimentation.</text:p>
            <text:p text:style-name="Text_20_body">Sad: When you are feeling sad, it can be difficult to feel sexual desire. Take the time to care for yourself by practicing self-care, seeking out support from friends and loved ones, and engaging in activities that bring you joy and pleasure. When you are ready, consider exploring your sexual desires with a partner you trust and feel comfortable with.</text:p>
            <text:p text:style-name="Text_20_body">Very Sad: If you are feeling very sad, it is important to prioritize your mental health and seek out professional support if necessary. When you are ready, you may find that connecting with a trusted partner or seeking out a safe and consensual sexual encounter can help you feel more connected to your body and your own sense of pleasure.</text:p>
            <text:p text:style-name="Text_20_body">Happy: As someone who is feeling happy, you may find that your sexual desires are more easily fulfilled. Connect with a partner you trust and feel comfortable with, and prioritize communication, consent, and pleasure in all sexual encounters.</text:p>
            <text:p text:style-name="Text_20_body">Very Happy: When you are feeling very happy, you may be more open to exploring new sexual experiences and trying new things. Consider communicating your desires and interests to a trusted partner, and prioritize mutual pleasure, respect, and consent in all sexual encounters.</text:p>
            <text:p text:style-name="Text_20_body">Burned out: If you are feeling burned out, it is important to prioritize rest and self-care. Take the time to engage in activities that bring you pleasure and relaxation, and consider seeking out support from friends or a mental health professional. When you are ready, you may find that exploring your sexual desires with a trusted partner can be a source of rejuvenation and connection.</text:p>
            <text:p text:style-name="Text_20_body">Very Burned out: When you are feeling very burned out, it can be helpful to take a break from sexual activity and focus on self-care and mental health. Seek out support from loved ones or a mental health professional, and when you are ready, explore your sexual desires at your own pace and in a way that feels safe and comfortable for you.</text:p>
            <text:p text:style-name="Text_20_body">Ambitious: As someone who is ambitious, you may find that you have less time and energy for sexual activity. Make sure to prioritize your goals and responsibilities, but also remember to prioritize your sexual health and pleasure. Consider connecting with a partner who shares your values and can support you in achieving your goals while also satisfying your sexual desires.</text:p>
            <text:p text:style-name="Text_20_body">Very Ambitious: You may need to prioritize your sexual desires and make time for intimacy in your busy schedule to feel fulfilled and energized. This could mean setting aside time for dates, exploring new sexual experiences, or communicating openly with your partner(s) about your needs and desires.</text:p>
            <text:p text:style-name="Text_20_body">In Love: You may need to express your sexual desires and engage in intimate activities with your partner(s) to strengthen your emotional connection and feel fulfilled. This could involve exploring <text:soft-page-break/>new sexual experiences together, communicating openly about your desires, and prioritizing intimacy in your relationship.</text:p>
            <text:p text:style-name="Text_20_body">Much in Love: You may need to continue to nurture your emotional connection with your partner(s) by engaging in intimate activities and expressing your sexual desires. This could mean exploring new sexual experiences, communicating openly about your needs, and making time for intimacy in your busy schedule.</text:p>
            <text:p text:style-name="Text_20_body">Hate filled: Your sexual desires and needs may be impacted by feelings of anger and hostility, and it may be important to work through these emotions with a therapist or counselor to address any underlying issues. It may also be important to communicate openly and honestly with your partner(s) about your sexual needs and desires.</text:p>
            <text:p text:style-name="Text_20_body">Very hate filled: Your sexual desires and needs may be impacted by intense feelings of anger and hostility, and it may be important to seek help from a mental health professional to address these emotions. In some cases, it may be necessary to temporarily prioritize your emotional and mental health over your sexual needs and desires. It may also be important to communicate openly and honestly with your partner(s) about your emotions and needs.</text:p>
          </table:table-cell>
        </table:table-row>
      </table:table>
      <text:p text:style-name="Text_20_body"/>
      <text:list xml:id="list2011269148" text:style-name="L15">
        <text:list-item>
          <text:p text:style-name="P23">Reproduction - You may have reproductive needs and desires that require attention and care.</text:p>
        </text:list-item>
      </text:list>
      <table:table table:name="Table14" table:style-name="Table14">
        <table:table-column table:style-name="Table14.A"/>
        <table:table-row>
          <table:table-cell table:style-name="Table14.A1" office:value-type="string">
            <text:p text:style-name="Text_20_body">Angry: It may be important to recognize and manage any anger or frustration in a healthy way in order to create a safe and stable environment for any potential children in the future.</text:p>
            <text:p text:style-name="Text_20_body">Very Angry: It may be important to find healthy ways to manage and express your anger in order to create a safe and stable environment for any potential children in the future.</text:p>
            <text:p text:style-name="Text_20_body">Patient: If you are patient, it may be important to plan and prepare for any potential reproductive needs, including seeking medical advice or fertility treatments if necessary.</text:p>
            <text:p text:style-name="Text_20_body">Very Patient: If you are very patient, it may be important to plan and prepare for any potential reproductive needs, including seeking medical advice or fertility treatments if necessary.</text:p>
            <text:p text:style-name="Text_20_body">Sad: If you are feeling sad, it may be important to take care of your mental and emotional health before considering any reproductive needs, including seeking therapy or counseling to work through any underlying issues.</text:p>
            <text:p text:style-name="Text_20_body">Very Sad: If you are feeling very sad, it may be important to take care of your mental and emotional health before considering any reproductive needs, including seeking therapy or counseling to work through any underlying issues.</text:p>
            <text:p text:style-name="Text_20_body">Happy: If you are happy, it may be important to consider any reproductive needs in the context of your overall life goals and desires, including seeking medical advice or fertility treatments if necessary.</text:p>
            <text:p text:style-name="Text_20_body">Very Happy: If you are very happy, it may be important to consider any reproductive needs in the context of your overall life goals and desires, including seeking medical advice or fertility treatments if necessary.</text:p>
            <text:p text:style-name="Text_20_body">Burned out: If you are feeling burned out, it may be important to take a break and focus on self-<text:soft-page-break/>care and stress reduction before considering any reproductive needs.</text:p>
            <text:p text:style-name="Text_20_body">Very Burned out: If you are feeling very burned out, it may be important to take a break and focus on self-care and stress reduction before considering any reproductive needs.</text:p>
            <text:p text:style-name="Text_20_body">Ambitious: If you are ambitious, it may be important to plan and prepare for any potential reproductive needs while also pursuing your goals and aspirations.</text:p>
            <text:p text:style-name="Text_20_body">Very Ambitious: If you are very ambitious, it may be important to plan and prepare for any potential reproductive needs while also pursuing your goals and aspirations.</text:p>
            <text:p text:style-name="Text_20_body">In Love: If you are in love, it may be important to communicate with your partner about any potential reproductive needs and desires, and to seek medical advice or fertility treatments if necessary.</text:p>
            <text:p text:style-name="Text_20_body">Much in Love: If you are much in love, it may be important to communicate with your partner about any potential reproductive needs and desires, and to seek medical advice or fertility treatments if necessary.</text:p>
            <text:p text:style-name="Text_20_body">Hate filled: If you are feeling hate-filled, it may be important to work on managing and reducing any negative emotions before considering any reproductive needs, including seeking therapy or counseling to work through any underlying issues.</text:p>
            <text:p text:style-name="Text_20_body">Very hate filled: If you are feeling very hate-filled, it may be important to work on managing and reducing any negative emotions before considering any reproductive needs, including seeking therapy or counseling to work through any underlying issues.</text:p>
          </table:table-cell>
        </table:table-row>
      </table:table>
      <text:list xml:id="list180027337496817" text:continue-numbering="true" text:style-name="L15">
        <text:list-header>
          <text:p text:style-name="P23"/>
        </text:list-header>
      </text:list>
      <text:list xml:id="list3681233624" text:style-name="L16">
        <text:list-item>
          <text:p text:style-name="P24">Socialization - You may need social interaction to maintain <text:span text:style-name="T4">your</text:span> mental health and well-being.</text:p>
        </text:list-item>
      </text:list>
      <table:table table:name="Table15" table:style-name="Table15">
        <table:table-column table:style-name="Table15.A"/>
        <table:table-row>
          <table:table-cell table:style-name="Table15.A1" office:value-type="string">
            <text:p text:style-name="P5">Angry: You may need socialization to find an outlet for your anger, such as venting to a trusted friend or participating in a support group.</text:p>
            <text:p text:style-name="P5">Very Angry: You may need to seek out socialization in a controlled and safe environment, such as therapy or anger management groups, to learn healthy ways of coping with anger and interacting with others.</text:p>
            <text:p text:style-name="P5">Patient: You may benefit from socialization to maintain your patience and positive outlook, such as spending time with loved ones or engaging in social activities that bring you joy.</text:p>
            <text:p text:style-name="P5">Very Patient: You may need to balance your patience with socialization to avoid becoming isolated or feeling unfulfilled. Consider pursuing social opportunities that align with your interests and values.</text:p>
            <text:p text:style-name="P5">Sad: You may need socialization to lift your mood and combat feelings of loneliness or isolation. Seek out social activities that bring you pleasure, such as spending time with friends, participating in hobbies, or joining a support group.</text:p>
            <text:p text:style-name="P5">Very Sad: You may need to prioritize socialization as part of your mental health care plan to help alleviate symptoms of depression. This could include reaching out to friends and family for support or seeking professional counseling services.</text:p>
            <text:p text:style-name="P5">Happy: Socialization may be an important part of maintaining your happiness by fostering connections with others and promoting positive emotions. Make time for social activities that <text:soft-page-break/>bring you joy and fulfillment.</text:p>
            <text:p text:style-name="P5">Very Happy: While socialization can be a source of happiness, it's important to balance your social activities with self-care and alone time to avoid becoming overwhelmed or overstimulated.</text:p>
            <text:p text:style-name="P5">Burned out: Socialization may be a valuable tool for combating burnout by providing opportunities for rest, relaxation, and social support. Consider engaging in social activities that allow you to decompress and recharge.</text:p>
            <text:p text:style-name="P5">Very Burned out: You may need to prioritize self-care and rest before socialization to avoid becoming further exhausted or overwhelmed. Once you have rested and regained some energy, consider seeking out low-pressure social activities that align with your interests and values.</text:p>
            <text:p text:style-name="P5">Ambitious: Socialization can be a key component of networking and building relationships that support your professional goals. Seek out social activities that align with your career aspirations, such as attending industry events or joining professional organizations.</text:p>
            <text:p text:style-name="P5">Very Ambitious: While socialization can be a valuable tool for achieving your ambitions, it's important to balance your social activities with self-care and time for rest and reflection to avoid burnout.</text:p>
            <text:p text:style-name="P5">In Love: Socialization with your partner and/or loved ones can help strengthen and deepen your relationship. Make time for meaningful social interactions and shared experiences that bring you closer together.</text:p>
            <text:p text:style-name="P5">Much in Love: While socialization with your partner and loved ones is important, it's also important to maintain individual friendships and interests to avoid becoming too dependent on your partner for social support.</text:p>
            <text:p text:style-name="P5">Hate filled: Socialization can help combat feelings of anger and hatred by providing opportunities for positive interactions and experiences. Seek out social activities that promote positive emotions and help you manage your feelings.</text:p>
            <text:p text:style-name="Text_20_body">Very hate filled: It may be difficult to engage in socialization when you are feeling overwhelmed by hatred and anger. Consider seeking professional counseling or therapy to learn healthy ways of managing these emotions and interacting with others.</text:p>
          </table:table-cell>
        </table:table-row>
      </table:table>
      <text:list xml:id="list180029187077106" text:continue-numbering="true" text:style-name="L16">
        <text:list-header>
          <text:p text:style-name="P24"/>
        </text:list-header>
      </text:list>
      <text:list xml:id="list1436683401" text:style-name="L17">
        <text:list-item>
          <text:p text:style-name="P25">Love and belonging - You may need to feel loved and connected to others to maintain <text:span text:style-name="T4">your</text:span> mental health and well-being.</text:p>
        </text:list-item>
      </text:list>
      <table:table table:name="Table16" table:style-name="Table16">
        <table:table-column table:style-name="Table16.A"/>
        <table:table-row>
          <table:table-cell table:style-name="Table16.A1" office:value-type="string">
            <text:p text:style-name="Text_20_body">Angry: You may need to feel loved and accepted even when you are angry. Seek out support from someone who can listen to your feelings without judging you.</text:p>
            <text:p text:style-name="Text_20_body">Very Angry: You may need someone to help you work through your anger in a healthy way, such as a therapist or trusted friend. You may also need to connect with someone who understands your anger and can validate your feelings.</text:p>
            <text:p text:style-name="Text_20_body">Patient: You may need to feel connected to others and have positive relationships to maintain your patience. Spend time with people who bring you joy and happiness.</text:p>
            <text:p text:style-name="Text_20_body">Very Patient: You may need to feel appreciated and valued by others to maintain your patience. Seek out opportunities to help others and make a difference in the lives of those around you.</text:p>
            <text:p text:style-name="Text_20_body">Sad: You may need to feel loved and supported during times of sadness. Reach out to someone you trust and talk about your feelings.</text:p>
            <text:p text:style-name="Text_20_body"><text:soft-page-break/>Very Sad: You may need to connect with others who have experienced similar feelings of sadness or grief. Seek out support groups or online communities where you can share your experiences and receive support.</text:p>
            <text:p text:style-name="Text_20_body">Happy: You may need to feel connected to others to maintain your happiness. Spend time with people who make you feel good and share your positive energy.</text:p>
            <text:p text:style-name="Text_20_body">Very Happy: You may need to share your happiness with others to feel fulfilled. Look for opportunities to give back to your community and spread joy to those around you.</text:p>
            <text:p text:style-name="Text_20_body">Burned out: You may need to feel supported and appreciated by others to overcome feelings of burnout. Seek out a support system of friends, family, or coworkers who can offer encouragement and understanding.</text:p>
            <text:p text:style-name="Text_20_body">Very Burned out: You may need to prioritize your relationships and social connections to overcome feelings of burnout. Take time to connect with loved ones and seek out opportunities for meaningful social interactions.</text:p>
            <text:p text:style-name="Text_20_body">Ambitious: You may need to feel supported and encouraged by others to achieve your goals. Seek out mentors, coaches, or friends who can offer guidance and motivation.</text:p>
            <text:p text:style-name="Text_20_body">Very Ambitious: You may need to feel a sense of belonging and connection to others who share your ambitions. Look for communities or organizations where you can connect with like-minded individuals and work towards common goals.</text:p>
            <text:p text:style-name="Text_20_body">In Love: You may need to feel connected to your partner and have a strong emotional bond to maintain your relationship. Spend quality time together and communicate openly and honestly.</text:p>
            <text:p text:style-name="Text_20_body">Much in Love: You may need to feel appreciated and valued by your partner to maintain your love and affection. Show your partner how much you care and express your gratitude for their love and support.</text:p>
            <text:p text:style-name="Text_20_body">Hate filled: You may need to connect with a therapist or counselor to work through feelings of hate and anger. Seek out professional help to learn healthy coping mechanisms and ways to manage your emotions.</text:p>
            <text:p text:style-name="Text_20_body">Very hate filled: You may need to address underlying issues that contribute to your feelings of hate and anger. Consider seeking out therapy or counseling to address these issues and work towards healing and growth.</text:p>
            <text:p text:style-name="Table_20_Contents"/>
          </table:table-cell>
        </table:table-row>
      </table:table>
      <text:list xml:id="list180028770601174" text:continue-numbering="true" text:style-name="L17">
        <text:list-header>
          <text:p text:style-name="P25"/>
        </text:list-header>
      </text:list>
      <text:list xml:id="list4041800568" text:style-name="L18">
        <text:list-item>
          <text:p text:style-name="P26">Self-esteem - You may need to have a sense of self-worth and self-esteem to maintain <text:span text:style-name="T6">your</text:span> mental health and well-being.</text:p>
        </text:list-item>
      </text:list>
      <table:table table:name="Table17" table:style-name="Table17">
        <table:table-column table:style-name="Table17.A"/>
        <table:table-row>
          <table:table-cell table:style-name="Table17.A1" office:value-type="string">
            <text:p text:style-name="Text_20_body">Angry: Recognizing and standing up for your boundaries and values can help you maintain a sense of self-worth and self-esteem when you're angry.</text:p>
            <text:p text:style-name="Text_20_body">Very Angry: When you're very angry, it can be helpful to take a step back and evaluate your thoughts and feelings to gain perspective. Reminding yourself of your strengths and accomplishments can also help boost your self-esteem.</text:p>
            <text:p text:style-name="Text_20_body"><text:soft-page-break/>Patient: Being patient can help you maintain a sense of self-esteem because it demonstrates your ability to handle difficult situations and stay focused on your goals.</text:p>
            <text:p text:style-name="Text_20_body">Very Patient: When you're very patient, it can be helpful to acknowledge the effort you're putting into a situation and the progress you've made. This can help boost your sense of self-worth and self-esteem.</text:p>
            <text:p text:style-name="Text_20_body">Sad: When you're feeling sad, it can be helpful to focus on your positive qualities and accomplishments. This can help you maintain a sense of self-worth and self-esteem despite your sadness.</text:p>
            <text:p text:style-name="Text_20_body">Very Sad: When you're very sad, it can be difficult to maintain a sense of self-worth and self-esteem. It can be helpful to focus on small, achievable goals and to practice self-care activities that make you feel good about yourself.</text:p>
            <text:p text:style-name="Text_20_body">Happy: When you're happy, it can be easier to maintain a sense of self-worth and self-esteem. It can be helpful to recognize and celebrate your accomplishments and positive qualities.</text:p>
            <text:p text:style-name="Text_20_body">Very Happy: When you're very happy, it can be easy to overlook your own needs and desires in favor of others'. Taking time to prioritize your own goals and self-care can help you maintain a sense of self-worth and self-esteem.</text:p>
            <text:p text:style-name="Text_20_body">Burned out: When you're feeling burned out, it can be helpful to take a break and practice self-care activities that make you feel good about yourself. Recognizing and acknowledging your accomplishments can also help boost your self-esteem.</text:p>
            <text:p text:style-name="Text_20_body">Very Burned out: When you're very burned out, it can be difficult to maintain a sense of self-worth and self-esteem. It can be helpful to focus on small, achievable goals and to practice self-care activities that make you feel good about yourself.</text:p>
            <text:p text:style-name="Text_20_body">Ambitious: Being ambitious can help you maintain a sense of self-worth and self-esteem because it demonstrates your drive and determination to achieve your goals.</text:p>
            <text:p text:style-name="Text_20_body">Very Ambitious: When you're very ambitious, it can be helpful to acknowledge the effort you're putting into your goals and the progress you've made. This can help boost your sense of self-worth and self-esteem.</text:p>
            <text:p text:style-name="Text_20_body">In Love: When you're in love, it can be easy to focus on the other person and their needs. However, it's important to maintain a sense of self-worth and self-esteem by prioritizing your own goals and self-care.</text:p>
            <text:p text:style-name="Text_20_body">Much in Love: When you're much in love, it can be helpful to remind yourself of your positive qualities and accomplishments. It's also important to communicate your needs and desires to your partner to maintain a sense of self-worth and self-esteem.</text:p>
            <text:p text:style-name="Text_20_body">Hate filled: When you're filled with hate, it can be difficult to maintain a sense of self-worth and self-esteem. It can be helpful to seek professional help and engage in activities that promote self-care and self-love. Practicing forgiveness and empathy can also help shift your focus from hate to compassion.</text:p>
            <text:p text:style-name="Table_20_Contents"/>
          </table:table-cell>
        </table:table-row>
      </table:table>
      <text:list xml:id="list180027485886456" text:continue-numbering="true" text:style-name="L18">
        <text:list-header>
          <text:p text:style-name="P26"/>
        </text:list-header>
      </text:list>
      <text:list xml:id="list4052996777" text:style-name="L19">
        <text:list-item>
          <text:p text:style-name="P27"><text:soft-page-break/>Purpose - You may need to have a sense of purpose and meaning in life to maintain <text:span text:style-name="T7">your</text:span> mental health and well-being.</text:p>
        </text:list-item>
      </text:list>
      <table:table table:name="Table18" table:style-name="Table18">
        <table:table-column table:style-name="Table18.A"/>
        <table:table-row>
          <table:table-cell table:style-name="Table18.A1" office:value-type="string">
            <text:p text:style-name="P5">Angry: Acknowledge the feeling of anger and ask yourself what is causing this emotion. Once you have identified the source, consider what actions you can take to address the situation and regain a sense of control and purpose in your life. Having a clear goal or plan of action can help you feel more focused and purposeful.</text:p>
            <text:p text:style-name="P5">Very Angry: When you are very angry, it can be difficult to think clearly and rationally. Take a few deep breaths and try to calm down before reflecting on the situation. It may be helpful to talk to someone you trust or seek the help of a mental health professional to work through your emotions and identify a sense of purpose and direction.</text:p>
            <text:p text:style-name="P5">Patient: When you feel patient, it can be easy to become complacent or stagnant. Instead, focus on setting goals for yourself and pursuing activities or interests that align with your values and aspirations. Engaging in activities that give you a sense of accomplishment or fulfillment can help you feel purposeful and motivated.</text:p>
            <text:p text:style-name="P5">Very Patient: When you feel very patient, it can be easy to let opportunities pass you by. Identify your goals and aspirations, and actively seek out ways to achieve them. This may involve taking risks or stepping outside of your comfort zone, but doing so can help you feel purposeful and accomplished.</text:p>
            <text:p text:style-name="P5">Sad: When you feel sad, it can be easy to feel lost or without direction. Take time to reflect on your values and interests, and identify activities or pursuits that align with them. Engaging in meaningful activities can help you feel a sense of purpose and fulfillment, even during difficult times.</text:p>
            <text:p text:style-name="P5">Very Sad: When you feel very sad, it can be difficult to find meaning or purpose in your life. Consider seeking the help of a mental health professional or support group to work through your emotions and identify steps you can take to regain a sense of purpose and direction.</text:p>
            <text:p text:style-name="P5">Happy: When you feel happy, it can be easy to become complacent or stagnant. However, continuing to pursue your goals and interests can help you maintain a sense of purpose and fulfillment. Consider setting new goals or pursuing new interests that align with your values and aspirations.</text:p>
            <text:p text:style-name="P5">Very Happy: When you feel very happy, it can be tempting to simply enjoy the moment and not think about the future. However, having a sense of purpose and direction can help you maintain your happiness over the long term. Identify your goals and aspirations, and actively seek out ways to achieve them.</text:p>
            <text:p text:style-name="P5">Burned out: When you feel burned out, it can be difficult to find motivation or purpose in your life. Take a step back and evaluate your priorities and commitments. Consider cutting back on activities or responsibilities that drain your energy and focus on activities that give you a sense of purpose and fulfillment.</text:p>
            <text:p text:style-name="P5">Very Burned out: When you feel very burned out, it may be necessary to take a break from your normal routine and prioritize self-care. This may involve taking time off from work or other responsibilities, engaging in relaxation or stress-reducing activities, and seeking the help of a mental health professional to work through your emotions and regain a sense of purpose and direction.</text:p>
            <text:p text:style-name="P5">Ambitious: When you feel ambitious, it can be easy to become focused on achieving your goals at the expense of other areas of your life. However, maintaining balance is important for your mental health and well-being. Consider setting goals in multiple areas of your life, such as relationships, <text:soft-page-break/>career, and personal growth, and pursuing activities that align with those goals.</text:p>
            <text:p text:style-name="Text_20_body">Very Ambitious: When you feel very ambitious, it can be easy to become single-minded and focused solely on achieving your goals. However, maintaining balance is important for your mental health and well-being. Make sure to set aside time for self-care and activities that bring you joy and fulfillment, in addition to pursuing your ambitious goals.</text:p>
            <text:p text:style-name="Text_20_body">In Love: "Being in love can make you feel a sense of purpose and fulfillment. You may want to explore ways to deepen your connection with your partner and find ways to support each other in achieving your goals and dreams."</text:p>
            <text:p text:style-name="P5">Much in Love: "When you feel deeply in love, it's important to remember that maintaining your own sense of purpose and meaning is just as important as nurturing your relationship. You may want to find ways to balance your personal goals and aspirations with your desire to be with your partner."</text:p>
            <text:p text:style-name="P5">Hate filled: "When you're consumed by hate, it can be difficult to find a sense of purpose in life. It may be helpful to seek support and guidance from a mental health professional to work through these intense emotions and find ways to shift your focus towards more positive and fulfilling goals."</text:p>
            <text:p text:style-name="Text_20_body">Very hate filled: "When hate has taken over your life, it's important to seek professional help and support to address the root causes of these intense emotions. Finding a sense of purpose and meaning may feel difficult or even impossible, but with time and support, it is possible to shift your perspective and work towards a more positive and fulfilling future."</text:p>
          </table:table-cell>
        </table:table-row>
      </table:table>
      <text:list xml:id="list180028282488705" text:continue-numbering="true" text:style-name="L19">
        <text:list-header>
          <text:p text:style-name="P27"/>
        </text:list-header>
      </text:list>
      <text:list xml:id="list1996307195" text:style-name="L20">
        <text:list-item>
          <text:p text:style-name="P28">Achievement - You may need to have a sense of accomplishment and achievement to maintain <text:span text:style-name="T8">your</text:span> mental health and well-being.</text:p>
        </text:list-item>
      </text:list>
      <table:table table:name="Table19" table:style-name="Table19">
        <table:table-column table:style-name="Table19.A"/>
        <table:table-row>
          <table:table-cell table:style-name="Table19.A1" office:value-type="string">
            <text:p text:style-name="P5">Angry: Setting achievable goals and taking action to accomplish them can give a sense of achievement, which may help alleviate anger and frustration.</text:p>
            <text:p text:style-name="P5">Very Angry: Finding small tasks to complete or focusing on a project that requires concentration can provide a sense of accomplishment and help redirect the anger.</text:p>
            <text:p text:style-name="P5">Patient: Setting and accomplishing personal goals or learning a new skill can give a sense of achievement that contributes to overall well-being and satisfaction.</text:p>
            <text:p text:style-name="P5">Very Patient: Focusing on long-term goals and accomplishments, and finding joy in the process rather than just the end result, can contribute to a sense of achievement and purpose.</text:p>
            <text:p text:style-name="P5">Sad: Setting and accomplishing small goals, such as cleaning or organizing, can provide a sense of accomplishment and boost self-esteem during a difficult time.</text:p>
            <text:p text:style-name="P5">Very Sad: Focusing on self-improvement goals and taking small steps towards achieving them can provide a sense of purpose and accomplishment.</text:p>
            <text:p text:style-name="P5">Happy: Continuing to set and achieve personal goals can contribute to a sense of accomplishment and fulfillment, and help maintain happiness and well-being.</text:p>
            <text:p text:style-name="P5">Very Happy: Celebrating accomplishments and setting new goals can contribute to a sense of continued growth and achievement, and help maintain happiness and well-being.</text:p>
            <text:p text:style-name="P5">Burned out: Setting and achieving small goals, such as completing a task or taking a break, can help provide a sense of accomplishment and contribute to overall well-being.</text:p>
            <text:p text:style-name="P5">Very Burned out: Focusing on personal growth goals and breaking them down into achievable <text:soft-page-break/>steps can provide a sense of accomplishment and help counter feelings of burnout.</text:p>
            <text:p text:style-name="P5">Ambitious: Continuously setting and achieving challenging goals can provide a sense of accomplishment and help maintain motivation and drive.</text:p>
            <text:p text:style-name="P5">Very Ambitious: Focusing on long-term goals and working towards them in a structured and organized manner can contribute to a sense of accomplishment and purpose.</text:p>
            <text:p text:style-name="P5">In Love: Achieving personal goals and pursuing individual interests can contribute to a sense of accomplishment and help maintain a healthy sense of self while in a relationship.</text:p>
            <text:p text:style-name="P5">Much in Love: Supporting and encouraging a partner's accomplishments and setting joint goals can contribute to a sense of shared achievement and fulfillment.</text:p>
            <text:p text:style-name="P5">Hate filled: Focusing on small, achievable goals and taking action to accomplish them can provide a sense of accomplishment and help redirect negative emotions.</text:p>
            <text:p text:style-name="Text_20_body">Very hate filled: Challenging negative thought patterns and focusing on positive accomplishments, no matter how small, can help counter feelings of hatred and contribute to overall well-being.</text:p>
            <text:p text:style-name="Table_20_Contents"/>
          </table:table-cell>
        </table:table-row>
      </table:table>
      <text:list xml:id="list180027936031208" text:continue-numbering="true" text:style-name="L20">
        <text:list-header>
          <text:p text:style-name="P28"/>
        </text:list-header>
      </text:list>
      <text:list xml:id="list798825029" text:style-name="L21">
        <text:list-item>
          <text:p text:style-name="P29">Autonomy - You may need to have a sense of control and autonomy over her life to maintain <text:span text:style-name="T9">your</text:span> mental health and well-being.</text:p>
        </text:list-item>
      </text:list>
      <table:table table:name="Table20" table:style-name="Table20">
        <table:table-column table:style-name="Table20.A"/>
        <table:table-row>
          <table:table-cell table:style-name="Table20.A1" office:value-type="string">
            <text:p text:style-name="P5">Angry: When you're feeling angry, it's important to assert your autonomy by setting boundaries and making choices that align with your values and needs.</text:p>
            <text:p text:style-name="Text_20_body">Very Angry: When you're feeling very angry, it's important to find ways to regain a sense of control over your life and make decisions that feel empowering.</text:p>
            <text:p text:style-name="Text_20_body">Patient: When you're feeling patient, it can be helpful to take ownership of your decisions and actions, and to trust yourself to make choices that are in your best interest.</text:p>
            <text:p text:style-name="Text_20_body">Very Patient: When you're feeling very patient, it can be easy to fall into a pattern of passivity and let others make decisions for you. It's important to assert your autonomy and take charge of your life.</text:p>
            <text:p text:style-name="Text_20_body">Sad: When you're feeling sad, it can be tempting to withdraw from the world and give up control over your life. However, maintaining a sense of autonomy can help you regain a sense of purpose and direction.</text:p>
            <text:p text:style-name="Text_20_body">Very Sad: When you're feeling very sad, it can be difficult to find the motivation to make choices and take action. However, by asserting your autonomy and making decisions that align with your values and needs, you can gradually regain a sense of control over your life.</text:p>
            <text:p text:style-name="Text_20_body">Happy: When you're feeling happy, it can be easy to become complacent and go along with the flow. However, it's important to maintain a sense of autonomy and make choices that are aligned with your long-term goals and values.</text:p>
            <text:p text:style-name="Text_20_body">Very Happy: When you're feeling very happy, it can be tempting to let go of your sense of control and go along with whatever feels good in the moment. However, maintaining a sense of autonomy can help you stay grounded and focused on what's most important to you.</text:p>
            <text:p text:style-name="Text_20_body">Burned out: When you're feeling burned out, it can be easy to feel like you've lost control over your life. However, by asserting your autonomy and making decisions that prioritize your health <text:soft-page-break/>and well-being, you can regain a sense of control and purpose.</text:p>
            <text:p text:style-name="Text_20_body">Very Burned out: When you're feeling very burned out, it can be difficult to find the energy to take charge of your life. However, by setting boundaries, prioritizing your needs, and making choices that align with your values, you can gradually regain a sense of autonomy and control.</text:p>
            <text:p text:style-name="Text_20_body">Ambitious: When you're feeling ambitious, it's important to assert your autonomy and make choices that align with your goals and values. By taking ownership of your life and decisions, you can achieve the success you're striving for.</text:p>
            <text:p text:style-name="Text_20_body">Very Ambitious: When you're feeling very ambitious, it can be easy to become obsessed with your goals and lose sight of your autonomy. However, by making choices that align with your values and needs, you can maintain a healthy balance between ambition and self-determination.</text:p>
            <text:p text:style-name="Text_20_body">In Love: When you're feeling in love, it's important to maintain your sense of autonomy and make choices that align with your values and goals. By asserting your independence and making decisions that are true to yourself, you can build a healthy and fulfilling relationship.</text:p>
            <text:p text:style-name="Text_20_body">Much in Love: When you're feeling much in love, it can be tempting to give up control over your life and prioritize your partner's needs over your own. However, it's important to maintain a sense of autonomy and make choices that are aligned with your values and goals.</text:p>
            <text:p text:style-name="Text_20_body">Hate filled: When you're feeling hate-filled, it can be difficult to feel in control of your life. However, by asserting your autonomy and making choices that align with your values and goals, you can regain a sense of control and purpose.</text:p>
            <text:p text:style-name="Text_20_body">Very hate filled: When you are feeling very hate-filled, it may be important to regain a sense of control and autonomy in your life. You may feel like you have lost control and agency, which can contribute to feelings of anger and resentment. In this situation, it may be helpful to identify areas in your life where you can take back control and assert your autonomy. This could involve setting boundaries with others, making decisions for yourself, or engaging in activities that give you a sense of independence. By regaining a sense of control, you may be able to reduce feelings of anger and frustration and improve your overall well-being.</text:p>
            <text:p text:style-name="Text_20_body"/>
          </table:table-cell>
        </table:table-row>
      </table:table>
      <text:list xml:id="list180028229676156" text:continue-numbering="true" text:style-name="L21">
        <text:list-header>
          <text:p text:style-name="P29"/>
        </text:list-header>
      </text:list>
      <text:list xml:id="list2998129681" text:style-name="L22">
        <text:list-item>
          <text:p text:style-name="P30">Recreation - You may need to engage in enjoyable activities and hobbies to maintain <text:span text:style-name="T10">your</text:span> mental health and well-being.</text:p>
        </text:list-item>
      </text:list>
      <table:table table:name="Table21" table:style-name="Table21">
        <table:table-column table:style-name="Table21.A"/>
        <table:table-row>
          <table:table-cell table:style-name="Table21.A1" office:value-type="string">
            <text:p text:style-name="P5">Angry: When feeling angry, it's important to find a healthy outlet for your emotions. Engaging in physical activities such as going for a run, playing sports, or hitting a punching bag can help release tension and improve mood. You can also try creative activities like painting, writing, or playing music to express yourself in a productive way.</text:p>
            <text:p text:style-name="P5">Very Angry: If you're feeling very angry, it's important to take a step back and give yourself some time to cool down. Once you're feeling calmer, you can engage in activities that help you relax and reduce stress. Taking a walk in nature, practicing deep breathing or meditation, or taking a relaxing bath are all good options.</text:p>
            <text:p text:style-name="P5">Patient: When feeling patient, it's important to continue engaging in activities that you enjoy and find fulfilling. This can include hobbies like reading, gardening, or playing games with friends. <text:soft-page-break/>You can also try exploring new activities or interests that you've been curious about but haven't had the chance to try.</text:p>
            <text:p text:style-name="P5">Very Patient: If you're feeling very patient, you may want to use this time to challenge yourself and set new goals. Engaging in activities that require focus and skill, such as learning a new language or instrument, can provide a sense of accomplishment and satisfaction.</text:p>
            <text:p text:style-name="P5">Sad: When feeling sad, it can be easy to lose interest in activities you used to enjoy. However, engaging in activities that bring you joy and pleasure can help improve your mood and overall well-being. This can include activities like watching a favorite movie, going for a walk with a friend, or cooking a favorite meal.</text:p>
            <text:p text:style-name="P5">Very Sad: If you're feeling very sad, it may be helpful to engage in activities that provide a sense of comfort and nurture. This can include activities like taking a warm bath, snuggling up with a cozy blanket, or listening to calming music.</text:p>
            <text:p text:style-name="P5">Happy: When feeling happy, it's important to continue engaging in activities that bring you joy and satisfaction. This can include hobbies like dancing, painting, or playing with pets. You can also spend time with loved ones, enjoying their company and creating new memories together.</text:p>
            <text:p text:style-name="P5">Very Happy: If you're feeling very happy, you may want to use this time to try new activities or take on new challenges. This can include trying a new sport or hobby, taking a class to learn a new skill, or traveling to a new destination.</text:p>
            <text:p text:style-name="P5">Burned out: When feeling burned out, it's important to take time for self-care and relaxation. Engaging in activities that promote relaxation and stress relief, such as yoga, massage, or aromatherapy, can help recharge your batteries and improve overall well-being.</text:p>
            <text:p text:style-name="P5">Very Burned out: If you're feeling very burned out, it may be helpful to take a break from your usual routine and engage in activities that help you disconnect and recharge. This can include taking a vacation, spending time in nature, or simply taking a day off to relax and do things that you enjoy.</text:p>
            <text:p text:style-name="P5">Ambitious: When feeling ambitious, it's important to continue engaging in activities that help you progress towards your goals. This can include working on personal projects, networking with colleagues or mentors, or attending conferences or workshops in your field.</text:p>
            <text:p text:style-name="Text_20_body">Very Ambitious: If you're feeling very ambitious, you may want to challenge yourself even further and take on more complex or ambitious projects. This can include starting your own business, pursuing a higher degree or certification, or taking on a leadership role in your organization.</text:p>
            <text:p text:style-name="Text_20_body">In Love: One way to obtain recreation while in love could be to engage in activities that both you and your partner enjoy, such as taking walks together, cooking together, or trying out a new hobby together.</text:p>
            <text:p text:style-name="Text_20_body">Much in Love: When you're deeply in love, it's important to take time for yourself as well as for your relationship. You could try out a new hobby or activity that you've always been interested in, but haven't had the chance to pursue yet. This could include anything from painting to hiking to learning a new language.</text:p>
            <text:p text:style-name="Text_20_body">Hate filled: If you're feeling filled with hate, it can be helpful to engage in activities that help release pent-up emotions in a healthy way. This could include anything from kickboxing or martial arts to writing in a journal or practicing meditation.</text:p>
            <text:p text:style-name="Text_20_body">Very hate filled: When you're feeling very hate-filled, it's important to take extra care of your mental health. You may want to try engaging in activities that help you feel more relaxed and <text:soft-page-break/>centered, such as yoga or tai chi. Alternatively, you could try exploring a new hobby that helps you feel more positive and engaged with the world around you, such as volunteering or taking a class in something that interests you.</text:p>
          </table:table-cell>
        </table:table-row>
      </table:table>
      <text:p text:style-name="P6"/>
      <text:list xml:id="list3247097687" text:style-name="L23">
        <text:list-item>
          <text:p text:style-name="P31">Financial security - You may need to have financial security and stability to maintain <text:span text:style-name="T11">your</text:span> physical and mental well-being.</text:p>
        </text:list-item>
      </text:list>
      <table:table table:name="Table22" table:style-name="Table22">
        <table:table-column table:style-name="Table22.A"/>
        <table:table-row>
          <table:table-cell table:style-name="Table22.A1" office:value-type="string">
            <text:p text:style-name="Text_20_body">Angry: When you're feeling angry, it can be helpful to focus on securing your financial situation to provide a sense of stability and control. This could involve creating a budget, seeking out new job opportunities or sources of income, or seeking the advice of a financial planner.</text:p>
            <text:p text:style-name="Text_20_body">Very Angry: If you're feeling extremely angry, it's important to take steps to manage your emotions while also addressing your financial needs. This could include setting achievable financial goals, seeking counseling or therapy to manage anger, or seeking out financial assistance programs if needed.</text:p>
            <text:p text:style-name="Text_20_body">Patient: When you're feeling patient, it's important to maintain a sense of financial stability to help maintain that positive outlook. This could involve saving for the future, investing in long-term financial goals, or seeking out new ways to generate income.</text:p>
            <text:p text:style-name="Text_20_body">Very Patient: When you're feeling very patient, you may want to take the time to evaluate your financial goals and make sure you have a plan in place to achieve them. This could involve working with a financial advisor, exploring new investment opportunities, or setting up automatic savings plans.</text:p>
            <text:p text:style-name="Text_20_body">Sad: When you're feeling sad, it's important to take care of your financial well-being in order to avoid additional stressors. This could include creating a budget, seeking out new sources of income, or finding ways to reduce expenses.</text:p>
            <text:p text:style-name="Text_20_body">Very Sad: If you're feeling very sad, it can be difficult to focus on financial matters. It may be helpful to seek out the assistance of a financial advisor or loved one to help manage your finances during this challenging time.</text:p>
            <text:p text:style-name="Text_20_body">Happy: When you're feeling happy, it's important to maintain your financial stability in order to continue enjoying that positive outlook. This could involve setting financial goals, investing in long-term financial planning, or simply setting aside funds for future expenses.</text:p>
            <text:p text:style-name="Text_20_body">Very Happy: When you're feeling very happy, it may be tempting to overspend or neglect your financial responsibilities. It's important to maintain a balance and continue to prioritize financial stability while enjoying the positive emotions.</text:p>
            <text:p text:style-name="Text_20_body">Burned out: When you're feeling burned out, it's important to take steps to manage your stress and prioritize self-care. This could involve seeking out new job opportunities or sources of income, creating a budget, or seeking out professional counseling or therapy.</text:p>
            <text:p text:style-name="Text_20_body">Very Burned out: If you're feeling extremely burned out, it may be necessary to take a break from work or other responsibilities in order to focus on your well-being. During this time, it's important to prioritize financial stability and work on reducing expenses if necessary.</text:p>
            <text:p text:style-name="Text_20_body">Ambitious: When you're feeling ambitious, it's important to channel that energy into your financial <text:soft-page-break/>planning and long-term goals. This could involve seeking out new investment opportunities, exploring new sources of income, or working with a financial advisor to develop a personalized plan.</text:p>
            <text:p text:style-name="Text_20_body">Very Ambitious: If you're feeling very ambitious, it's important to maintain a balance between your financial goals and your overall well-being. This could involve setting achievable financial targets, seeking out new opportunities for growth, and prioritizing self-care and stress management.</text:p>
            <text:p text:style-name="Text_20_body">In Love: When you're in love, it's important to prioritize your financial stability in order to build a strong foundation for your future together. This could involve creating a joint budget, seeking out new opportunities for income, or exploring long-term financial planning options together.</text:p>
            <text:p text:style-name="Text_20_body">Much in Love: If you're feeling deeply in love, it can be helpful to work with a financial advisor to develop a plan that takes into account both of your financial goals and priorities. This could involve investing in joint accounts, setting up automatic savings plans, or exploring new sources of income together.</text:p>
            <text:p text:style-name="Text_20_body">Hate filled: When you're feeling hate-filled, it's important to channel that energy into productive activities that can help improve your financial situation. This could involve seeking out new job opportunities, negotiating for a raise, or exploring new investment opportunities to help secure your financial future.</text:p>
            <text:p text:style-name="Text_20_body">Very hate filled: If you're feeling extremely hate-filled, it's important to prioritize your mental health while also taking steps to manage your financial well-being. This could involve seeking out professional counseling or therapy to manage anger and stress, creating a budget, or seeking out new sources of income if necessary. Working with a financial advisor could also help you develop a long-term plan to achieve financial stability and security.</text:p>
          </table:table-cell>
        </table:table-row>
      </table:table>
      <text:list xml:id="list180027537972929" text:continue-numbering="true" text:style-name="L23">
        <text:list-header>
          <text:p text:style-name="P31"/>
        </text:list-header>
      </text:list>
      <text:list xml:id="list2683419586" text:style-name="L24">
        <text:list-item>
          <text:p text:style-name="P32">Freedom - You may need to have freedom and independence to maintain <text:span text:style-name="T12">your</text:span> mental health and well-being.</text:p>
        </text:list-item>
      </text:list>
      <table:table table:name="Table23" table:style-name="Table23">
        <table:table-column table:style-name="Table23.A"/>
        <table:table-row>
          <table:table-cell table:style-name="Table23.A1" office:value-type="string">
            <text:p text:style-name="Text_20_body">Angry: When you're feeling angry, it's important to take steps to regain control and independence over your life. This could involve setting boundaries with others, seeking out new opportunities for personal growth and development, or exploring new hobbies and interests that provide a sense of freedom.</text:p>
            <text:p text:style-name="Text_20_body">Very Angry: If you're feeling extremely angry, it may be helpful to seek out professional counseling or therapy to manage your emotions and work on developing a sense of self-control and independence. This could also involve seeking out new opportunities for personal growth and development, such as taking classes or learning new skills.</text:p>
            <text:p text:style-name="Text_20_body">Patient: When you're feeling patient, it's important to maintain a sense of independence and freedom to continue enjoying that positive outlook. This could involve setting personal goals, exploring new hobbies and interests, or simply taking time for yourself to recharge and relax.</text:p>
            <text:p text:style-name="Text_20_body">Very Patient: When you're feeling very patient, you may want to explore new opportunities for personal growth and development that provide a sense of independence and freedom. This could involve pursuing a new career or hobby, traveling, or simply exploring new experiences that help <text:soft-page-break/>you feel more empowered and in control of your life.</text:p>
            <text:p text:style-name="Text_20_body">Sad: When you're feeling sad, it's important to take steps to regain a sense of independence and freedom in order to avoid feeling trapped or overwhelmed. This could involve seeking out new opportunities for personal growth and development, exploring new hobbies and interests, or seeking out counseling or therapy to help manage your emotions.</text:p>
            <text:p text:style-name="Text_20_body">Very Sad: If you're feeling very sad, it can be difficult to feel a sense of independence and freedom. It may be helpful to seek out the assistance of a mental health professional or loved one to help you develop a plan to regain a sense of control over your life.</text:p>
            <text:p text:style-name="Text_20_body">Happy: When you're feeling happy, it's important to maintain a sense of independence and freedom to continue enjoying that positive outlook. This could involve setting personal goals, exploring new hobbies and interests, or simply taking time for yourself to recharge and relax.</text:p>
            <text:p text:style-name="Text_20_body">Very Happy: When you're feeling very happy, it may be tempting to neglect your need for independence and freedom. It's important to maintain a balance and continue to prioritize personal growth and development while enjoying the positive emotions.</text:p>
            <text:p text:style-name="Text_20_body">Burned out: When you're feeling burned out, it's important to prioritize self-care and seek out opportunities for personal growth and development. This could involve exploring new hobbies and interests, seeking out new job opportunities, or traveling to explore new experiences that help you feel more in control of your life.</text:p>
            <text:p text:style-name="Text_20_body">Very Burned out: If you're feeling extremely burned out, it may be necessary to take a break from work or other responsibilities in order to focus on your well-being and regain a sense of independence and freedom. This could involve seeking out professional counseling or therapy, taking a sabbatical, or exploring new opportunities for personal growth and development.</text:p>
            <text:p text:style-name="Text_20_body">Ambitious: When you're feeling ambitious, it's important to channel that energy into personal growth and development opportunities that provide a sense of independence and freedom. This could involve pursuing a new career path, starting a business, or traveling to explore new experiences and cultures.</text:p>
            <text:p text:style-name="Text_20_body">Very Ambitious: If you're feeling very ambitious, it's important to maintain a balance between your personal goals and your overall well-being. This could involve setting achievable goals, prioritizing self-care and relaxation, and seeking out opportunities for personal growth and development that provide a sense of independence and freedom.</text:p>
            <text:p text:style-name="Text_20_body">In Love: When you're in love, it's important to maintain a sense of independence and freedom in order to build a strong foundation for your relationship. This could involve setting boundaries, pursuing personal interests and hobbies, or seeking out new opportunities for personal growth and development.</text:p>
            <text:p text:style-name="Text_20_body">Much in Love: When you're deeply in love, it's important to maintain a sense of independence and freedom in order to build a healthy and sustainable relationship. This could involve setting boundaries with your partner, pursuing personal interests and hobbies, or seeking out new opportunities for personal growth and development that help you maintain a sense of self.</text:p>
            <text:p text:style-name="Text_20_body">Hate filled: When you're feeling filled with hate, it's important to take steps to regain a sense of control and independence over your life. This could involve seeking out counseling or therapy to <text:soft-page-break/>manage your emotions, practicing mindfulness and self-care, or exploring new opportunities for personal growth and development that help you feel more empowered and in control.</text:p>
            <text:p text:style-name="Text_20_body">Very hate filled: If you're feeling extremely filled with hate, it may be necessary to seek out professional help to manage your emotions and regain a sense of independence and freedom. This could involve seeking out a mental health professional or counselor, exploring new hobbies and interests that provide a sense of control, or setting personal boundaries to protect your well-being.</text:p>
          </table:table-cell>
        </table:table-row>
      </table:table>
      <text:list xml:id="list180027543032362" text:continue-numbering="true" text:style-name="L24">
        <text:list-header>
          <text:p text:style-name="P32"/>
        </text:list-header>
      </text:list>
      <text:list xml:id="list3847891565" text:style-name="L25">
        <text:list-item>
          <text:p text:style-name="P33">Privacy - You may need to have privacy and personal space to maintain <text:span text:style-name="T12">your</text:span> mental health and well-being.</text:p>
        </text:list-item>
      </text:list>
      <table:table table:name="Table24" table:style-name="Table24">
        <table:table-column table:style-name="Table24.A"/>
        <table:table-row>
          <table:table-cell table:style-name="Table24.A1" office:value-type="string">
            <text:p text:style-name="Text_20_body">Angry: When you are feeling angry, it is important to remember that privacy is a human need that can help you calm down and reflect on your feelings. If you are feeling overwhelmed, find a private place where you can be alone and take some deep breaths. This will help you feel more in control of your emotions and prevent you from lashing out at others.</text:p>
            <text:p text:style-name="Text_20_body">Very Angry: When you are feeling very angry, it can be difficult to maintain your composure and control your emotions. However, finding a private space where you can take some time to cool off can be very helpful. Consider going for a walk or finding a quiet room where you can be alone for a few minutes. This will give you time to process your feelings and prevent you from acting on impulse.</text:p>
            <text:p text:style-name="Text_20_body">Patient: If you are a patient person, you may not feel the need for privacy as strongly as others. However, it is still important to have a space where you can be alone and unwind. This could be a quiet corner of your home, a favorite park or outdoor space, or a private room where you can read or meditate. Taking this time for yourself can help you recharge and stay calm and centered.</text:p>
            <text:p text:style-name="Text_20_body">Very Patient: As a very patient person, you may be more comfortable than most with spending long periods of time around others. However, it is still important to recognize the value of privacy and personal space. Finding a quiet spot where you can be alone with your thoughts can be a great way to recharge and maintain your mental health.</text:p>
            <text:p text:style-name="Text_20_body">Sad: When you are feeling sad, privacy and personal space can be essential for helping you process your emotions. Consider finding a private space where you can be alone with your thoughts and feelings. This could be a quiet room in your home, a park or other outdoor space, or even your car. Taking the time to reflect on your emotions can help you move through your sadness and come out stronger on the other side.</text:p>
            <text:p text:style-name="Text_20_body">Very Sad: If you are feeling very sad, finding a private space where you can be alone with your thoughts and feelings is essential. This could be a quiet room in your home, a secluded spot in nature, or even a private booth at a restaurant or coffee shop. The key is to find a place where you can be alone and process your emotions without distraction. This will help you move through your sadness and come out stronger on the other side.</text:p>
            <text:p text:style-name="Text_20_body">Happy: When you are feeling happy, privacy may not seem like a pressing need. However, it is still important to have personal space where you can unwind and recharge. This could be a private room in your home, a favorite park or outdoor space, or a quiet corner of a coffee shop. Taking the time to relax and enjoy your own company can help you maintain your happiness and prevent <text:soft-page-break/>burnout.</text:p>
            <text:p text:style-name="Text_20_body">Very Happy: As a very happy person, you may not feel the need for privacy as strongly as others. However, it is still important to have a space where you can be alone and unwind. This could be a quiet corner of your home, a favorite park or outdoor space, or a private room where you can read or meditate. Taking this time for yourself can help you recharge and stay centered.</text:p>
            <text:p text:style-name="Text_20_body">Burned out: When you are feeling burned out, privacy and personal space can be essential for helping you recharge and find balance. Consider finding a private space where you can be alone with your thoughts and recharge your batteries. This could be a quiet room in your home, a park or other outdoor space, or even a private booth at a restaurant or coffee shop. Taking the time to rest and recharge can help you feel more energized and prevent burnout.</text:p>
            <text:p text:style-name="Table_20_Contents"/>
            <text:p text:style-name="Text_20_body">Very Burned out:</text:p>
            <text:p text:style-name="Text_20_body">When you're feeling burned out, it's important to prioritize self-care and allow yourself some space for rest and rejuvenation. Privacy can be a crucial component of this process, as it allows you to recharge without external distractions or demands. To obtain privacy, you may want to consider setting boundaries with others in your life and carving out specific times or spaces for yourself. This might involve communicating your needs clearly to your loved ones, or even taking a solo trip or retreat to a quiet location where you can disconnect from the stressors of daily life.</text:p>
            <text:p text:style-name="Text_20_body">Ambitious:</text:p>
            <text:p text:style-name="Text_20_body">If you're feeling ambitious and striving towards new goals, privacy can play an important role in helping you stay focused and motivated. Having a private space where you can reflect on your progress, set intentions, and work towards your dreams can be incredibly valuable. To obtain privacy, you might consider setting up a home office or workspace where you can concentrate without distractions, or finding a quiet spot in a park or library where you can work or meditate. You might also consider joining a group or community of like-minded individuals who share your ambition and can provide support and accountability as you pursue your goals.</text:p>
            <text:p text:style-name="Text_20_body">Very Ambitious:</text:p>
            <text:p text:style-name="Text_20_body">For those who are highly ambitious, privacy may be even more critical to success. When you're striving towards big dreams and pushing yourself to new heights, it can be easy to lose sight of your own needs and well-being. However, taking the time to recharge and refocus in a private space can actually help you achieve even greater success in the long run. To obtain privacy, you may want to consider investing in a private workspace or even a personal retreat where you can fully immerse yourself in your work and creative pursuits. You might also consider seeking out mentors or coaches who can help you stay focused and motivated, while still respecting your need for privacy and personal space.</text:p>
            <text:p text:style-name="Text_20_body">In Love:</text:p>
            <text:p text:style-name="Text_20_body">When you're in a relationship, privacy can be a key component of maintaining healthy boundaries and individual identities. Having time and space for yourself can help you recharge and maintain your sense of self, while also deepening your connection with your partner. To obtain privacy, you might consider setting aside specific times or spaces where you can each have some alone time, or communicating your needs and boundaries clearly with your partner. This might involve <text:soft-page-break/>negotiating a balance between time spent together and time spent apart, or finding creative ways to pursue your individual interests and hobbies while still prioritizing your relationship.</text:p>
            <text:p text:style-name="Text_20_body">Much in Love:</text:p>
            <text:p text:style-name="Text_20_body">For those who are deeply in love, privacy can be especially important in maintaining a healthy and fulfilling relationship. Spending time alone and having personal space can help you maintain your own sense of identity and independence, while also strengthening your connection with your partner. To obtain privacy, you might consider creating a shared private space where you can both retreat and recharge, or finding ways to support each other's individual needs and interests. This might involve negotiating boundaries around time spent together and apart, or finding creative ways to pursue your own passions while still prioritizing your relationship.</text:p>
            <text:p text:style-name="Text_20_body">Hate filled:</text:p>
            <text:p text:style-name="Text_20_body">When you're feeling hate-filled towards others or the world around you, privacy can provide a much-needed respite from the negativity and toxicity of your environment. Having a private space where you can reflect on your emotions, process your thoughts, and decompress from stressors can be incredibly valuable. To obtain privacy, you might consider creating physical boundaries between yourself and those who trigger your feelings of hatred, or finding a quiet space where you can meditate or journal about your experiences. You might also consider seeking out a therapist or support group who can help you process your emotions and find healthy ways to cope with the challenges you're facing.</text:p>
            <text:p text:style-name="P7">Very hate filled: </text:p>
            <text:p text:style-name="P7">When feeling very hate filled, privacy and personal space may become even more crucial for mental health and well-being. In this state, it's important to recognize that it's okay to take time alone to process emotions and regain composure. It may be helpful to create a designated space for yourself where you can retreat to when needed, such as a room with a lock or a quiet outdoor area. It's also important to set boundaries with others and communicate the need for space clearly and assertively. In extreme cases, seeking professional help from a therapist or counselor may be necessary to work through intense emotions and develop healthy coping mechanisms.</text:p>
          </table:table-cell>
        </table:table-row>
      </table:table>
      <text:list xml:id="list180028316023532" text:continue-numbering="true" text:style-name="L25">
        <text:list-header>
          <text:p text:style-name="P33"/>
        </text:list-header>
      </text:list>
      <text:list xml:id="list2605513132" text:style-name="L26">
        <text:list-item>
          <text:p text:style-name="P34">Cultural identity - You may need to maintain a sense of cultural identity and belonging to maintain her mental health and well-being.</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9:40:44.842974977</meta:creation-date>
    <dc:date>2023-03-05T18:00:26.852255164</dc:date>
    <meta:editing-duration>PT26M18S</meta:editing-duration>
    <meta:editing-cycles>5</meta:editing-cycles>
    <meta:generator>LibreOffice/7.3.7.2$Linux_X86_64 LibreOffice_project/30$Build-2</meta:generator>
    <meta:document-statistic meta:table-count="24" meta:image-count="0" meta:object-count="0" meta:page-count="33" meta:paragraph-count="434" meta:word-count="16502" meta:character-count="100880" meta:non-whitespace-character-count="84833"/>
  </office:meta>
</office:document-meta>
</file>